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Tahoma1" svg:font-family="Tahoma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7" style:family="paragraph" style:parent-style-name="Text_20_body">
      <style:text-properties officeooo:paragraph-rsid="20228d7e"/>
    </style:style>
    <style:style style:name="P8" style:family="paragraph" style:parent-style-name="Text_20_body">
      <style:text-properties officeooo:paragraph-rsid="202364ac"/>
    </style:style>
    <style:style style:name="P9" style:family="paragraph" style:parent-style-name="Text_20_body">
      <style:text-properties officeooo:rsid="2024c342" officeooo:paragraph-rsid="2024c342"/>
    </style:style>
    <style:style style:name="P10" style:family="paragraph" style:parent-style-name="Text_20_body">
      <style:text-properties officeooo:paragraph-rsid="20267c2c"/>
    </style:style>
    <style:style style:name="P11" style:family="paragraph" style:parent-style-name="Text_20_body">
      <style:text-properties officeooo:rsid="20267c2c" officeooo:paragraph-rsid="20267c2c"/>
    </style:style>
    <style:style style:name="P12" style:family="paragraph" style:parent-style-name="Text_20_body">
      <style:text-properties officeooo:paragraph-rsid="202b1bc4"/>
    </style:style>
    <style:style style:name="P13" style:family="paragraph" style:parent-style-name="Text_20_body">
      <style:text-properties officeooo:paragraph-rsid="2033ec3f"/>
    </style:style>
    <style:style style:name="P14" style:family="paragraph" style:parent-style-name="Text_20_body">
      <style:text-properties officeooo:rsid="2035891f" officeooo:paragraph-rsid="2035891f"/>
    </style:style>
    <style:style style:name="P15" style:family="paragraph" style:parent-style-name="Text_20_body">
      <style:text-properties officeooo:paragraph-rsid="2038b19c"/>
    </style:style>
    <style:style style:name="P16" style:family="paragraph" style:parent-style-name="Text_20_body">
      <style:text-properties officeooo:rsid="203a16d8" officeooo:paragraph-rsid="203a16d8"/>
    </style:style>
    <style:style style:name="P17" style:family="paragraph" style:parent-style-name="Text_20_body">
      <style:text-properties officeooo:rsid="203ece63" officeooo:paragraph-rsid="203ece63"/>
    </style:style>
    <style:style style:name="P18" style:family="paragraph" style:parent-style-name="Text_20_body">
      <style:text-properties fo:language="cs" fo:country="CZ" officeooo:paragraph-rsid="20df6a16" style:language-asian="zxx" style:country-asian="none" style:language-complex="ar" style:country-complex="SA"/>
    </style:style>
    <style:style style:name="P19" style:family="paragraph" style:parent-style-name="Text_20_body">
      <style:text-properties fo:language="cs" fo:country="CZ" officeooo:paragraph-rsid="20df6a16" style:language-asian="zxx" style:country-asian="none" style:language-complex="zxx" style:country-complex="none"/>
    </style:style>
    <style:style style:name="P20" style:family="paragraph" style:parent-style-name="Text_20_body">
      <style:text-properties fo:font-style="normal" officeooo:paragraph-rsid="20df6a16" style:font-style-asian="normal" style:font-style-complex="normal"/>
    </style:style>
    <style:style style:name="P21" style:family="paragraph" style:parent-style-name="Text_20_body">
      <style:text-properties style:text-line-through-style="none" style:text-line-through-type="none" officeooo:rsid="205145a7" officeooo:paragraph-rsid="205e46e8"/>
    </style:style>
    <style:style style:name="P22" style:family="paragraph" style:parent-style-name="Text_20_body">
      <style:text-properties style:text-line-through-style="none" style:text-line-through-type="none" officeooo:rsid="205145a7" officeooo:paragraph-rsid="20df6a16"/>
    </style:style>
    <style:style style:name="P23" style:family="paragraph" style:parent-style-name="Text_20_body">
      <style:text-properties fo:font-style="italic" officeooo:rsid="204f4e25" officeooo:paragraph-rsid="205aec31" style:font-style-asian="italic" style:font-style-complex="italic"/>
    </style:style>
    <style:style style:name="P24" style:family="paragraph" style:parent-style-name="Text_20_body">
      <style:text-properties fo:font-style="italic" officeooo:rsid="20611930" officeooo:paragraph-rsid="20611930" style:font-style-asian="italic" style:font-style-complex="italic"/>
    </style:style>
    <style:style style:name="P25" style:family="paragraph" style:parent-style-name="Text_20_body">
      <style:text-properties style:text-line-through-style="solid" style:text-line-through-type="single" officeooo:rsid="2098b342" officeooo:paragraph-rsid="20ad718d"/>
    </style:style>
    <style:style style:name="P26" style:family="paragraph" style:parent-style-name="Text_20_body">
      <style:text-properties style:text-line-through-style="solid" style:text-line-through-type="single" officeooo:rsid="20ad718d" officeooo:paragraph-rsid="20ad718d"/>
    </style:style>
    <style:style style:name="P27" style:family="paragraph" style:parent-style-name="Text_20_body">
      <style:text-properties officeooo:rsid="204bed03" officeooo:paragraph-rsid="204bed03"/>
    </style:style>
    <style:style style:name="P28" style:family="paragraph" style:parent-style-name="Text_20_body">
      <style:text-properties officeooo:paragraph-rsid="2046eb88"/>
    </style:style>
    <style:style style:name="P29" style:family="paragraph" style:parent-style-name="Text_20_body">
      <style:text-properties officeooo:rsid="204f4e25" officeooo:paragraph-rsid="204f4e25"/>
    </style:style>
    <style:style style:name="P30" style:family="paragraph" style:parent-style-name="Text_20_body">
      <style:text-properties officeooo:rsid="2052d536" officeooo:paragraph-rsid="205aec31"/>
    </style:style>
    <style:style style:name="P31" style:family="paragraph" style:parent-style-name="Text_20_body">
      <style:text-properties officeooo:rsid="2058902b" officeooo:paragraph-rsid="2058902b"/>
    </style:style>
    <style:style style:name="P32" style:family="paragraph" style:parent-style-name="Text_20_body">
      <style:text-properties officeooo:rsid="20642488" officeooo:paragraph-rsid="20642488"/>
    </style:style>
    <style:style style:name="P33" style:family="paragraph" style:parent-style-name="Text_20_body">
      <style:text-properties officeooo:rsid="20642488" officeooo:paragraph-rsid="206449e7"/>
    </style:style>
    <style:style style:name="P34" style:family="paragraph" style:parent-style-name="Text_20_body">
      <style:text-properties officeooo:rsid="20642488" officeooo:paragraph-rsid="2065587c"/>
    </style:style>
    <style:style style:name="P35" style:family="paragraph" style:parent-style-name="Text_20_body">
      <style:text-properties officeooo:rsid="206449e7" officeooo:paragraph-rsid="2068fff3"/>
    </style:style>
    <style:style style:name="P36" style:family="paragraph" style:parent-style-name="Text_20_body">
      <style:text-properties officeooo:rsid="2067fcc6" officeooo:paragraph-rsid="2068fff3"/>
    </style:style>
    <style:style style:name="P37" style:family="paragraph" style:parent-style-name="Text_20_body">
      <style:text-properties officeooo:rsid="206bafad" officeooo:paragraph-rsid="206bafad"/>
    </style:style>
    <style:style style:name="P38" style:family="paragraph" style:parent-style-name="Text_20_body">
      <style:text-properties officeooo:rsid="20774db6" officeooo:paragraph-rsid="20774db6"/>
    </style:style>
    <style:style style:name="P39" style:family="paragraph" style:parent-style-name="Text_20_body">
      <style:text-properties officeooo:rsid="20774db6" officeooo:paragraph-rsid="2077e100"/>
    </style:style>
    <style:style style:name="P40" style:family="paragraph" style:parent-style-name="Text_20_body">
      <style:text-properties officeooo:rsid="207831ef" officeooo:paragraph-rsid="207831ef"/>
    </style:style>
    <style:style style:name="P41" style:family="paragraph" style:parent-style-name="Text_20_body">
      <style:text-properties officeooo:rsid="207b8e54" officeooo:paragraph-rsid="207b8e54"/>
    </style:style>
    <style:style style:name="P42" style:family="paragraph" style:parent-style-name="Text_20_body">
      <style:text-properties officeooo:rsid="207d25a9" officeooo:paragraph-rsid="207d25a9"/>
    </style:style>
    <style:style style:name="P43" style:family="paragraph" style:parent-style-name="Text_20_body">
      <style:text-properties officeooo:rsid="207d25a9" officeooo:paragraph-rsid="20889469"/>
    </style:style>
    <style:style style:name="P44" style:family="paragraph" style:parent-style-name="Text_20_body">
      <style:text-properties officeooo:rsid="20879cf5" officeooo:paragraph-rsid="20879cf5"/>
    </style:style>
    <style:style style:name="P45" style:family="paragraph" style:parent-style-name="Text_20_body">
      <style:text-properties officeooo:rsid="20889469" officeooo:paragraph-rsid="20889469"/>
    </style:style>
    <style:style style:name="P46" style:family="paragraph" style:parent-style-name="Text_20_body">
      <style:text-properties officeooo:rsid="2089bc52" officeooo:paragraph-rsid="2089bc52"/>
    </style:style>
    <style:style style:name="P47" style:family="paragraph" style:parent-style-name="Text_20_body">
      <style:text-properties officeooo:rsid="2098b342" officeooo:paragraph-rsid="209dcf79"/>
    </style:style>
    <style:style style:name="P48" style:family="paragraph" style:parent-style-name="Text_20_body">
      <style:text-properties officeooo:rsid="2098b342" officeooo:paragraph-rsid="20a19e91"/>
    </style:style>
    <style:style style:name="P49" style:family="paragraph" style:parent-style-name="Text_20_body">
      <style:text-properties officeooo:rsid="2098b342" officeooo:paragraph-rsid="20a75113"/>
    </style:style>
    <style:style style:name="P50" style:family="paragraph" style:parent-style-name="Text_20_body">
      <style:text-properties officeooo:rsid="2098b342" officeooo:paragraph-rsid="20aac5d0"/>
    </style:style>
    <style:style style:name="P51" style:family="paragraph" style:parent-style-name="Text_20_body">
      <style:text-properties officeooo:rsid="2098b342" officeooo:paragraph-rsid="20ace839"/>
    </style:style>
    <style:style style:name="P52" style:family="paragraph" style:parent-style-name="Text_20_body">
      <style:text-properties officeooo:rsid="2098b342" officeooo:paragraph-rsid="20af97d2"/>
    </style:style>
    <style:style style:name="P53" style:family="paragraph" style:parent-style-name="Text_20_body">
      <style:text-properties officeooo:rsid="2098b342" officeooo:paragraph-rsid="20b19335"/>
    </style:style>
    <style:style style:name="P54" style:family="paragraph" style:parent-style-name="Text_20_body">
      <style:text-properties officeooo:rsid="2098b342" officeooo:paragraph-rsid="20b53d83"/>
    </style:style>
    <style:style style:name="P55" style:family="paragraph" style:parent-style-name="Text_20_body">
      <style:text-properties officeooo:rsid="2098b342" officeooo:paragraph-rsid="20b5f42b"/>
    </style:style>
    <style:style style:name="P56" style:family="paragraph" style:parent-style-name="Text_20_body">
      <style:text-properties officeooo:rsid="2098b342" officeooo:paragraph-rsid="20b709c7"/>
    </style:style>
    <style:style style:name="P57" style:family="paragraph" style:parent-style-name="Text_20_body">
      <style:text-properties officeooo:rsid="2098b342" officeooo:paragraph-rsid="20ba3fd2"/>
    </style:style>
    <style:style style:name="P58" style:family="paragraph" style:parent-style-name="Text_20_body">
      <style:text-properties officeooo:rsid="2098b342" officeooo:paragraph-rsid="20c1c0ac"/>
    </style:style>
    <style:style style:name="P59" style:family="paragraph" style:parent-style-name="Text_20_body">
      <style:text-properties officeooo:rsid="2098b342" officeooo:paragraph-rsid="20c7e044"/>
    </style:style>
    <style:style style:name="P60" style:family="paragraph" style:parent-style-name="Text_20_body">
      <style:text-properties officeooo:rsid="2098b342" officeooo:paragraph-rsid="20ca50b1"/>
    </style:style>
    <style:style style:name="P61" style:family="paragraph" style:parent-style-name="Text_20_body">
      <style:text-properties officeooo:rsid="2098b342" officeooo:paragraph-rsid="20caf294"/>
    </style:style>
    <style:style style:name="P62" style:family="paragraph" style:parent-style-name="Text_20_body">
      <style:text-properties officeooo:rsid="20a099ca" officeooo:paragraph-rsid="20a099ca"/>
    </style:style>
    <style:style style:name="P63" style:family="paragraph" style:parent-style-name="Text_20_body">
      <style:text-properties officeooo:rsid="20a19e91" officeooo:paragraph-rsid="20a19e91"/>
    </style:style>
    <style:style style:name="P64" style:family="paragraph" style:parent-style-name="Text_20_body">
      <style:text-properties officeooo:rsid="20a1bc0a" officeooo:paragraph-rsid="20a3122c"/>
    </style:style>
    <style:style style:name="P65" style:family="paragraph" style:parent-style-name="Text_20_body">
      <style:text-properties officeooo:paragraph-rsid="20af97d2"/>
    </style:style>
    <style:style style:name="P66" style:family="paragraph" style:parent-style-name="Text_20_body">
      <style:text-properties officeooo:rsid="20af97d2" officeooo:paragraph-rsid="20af97d2"/>
    </style:style>
    <style:style style:name="P67" style:family="paragraph" style:parent-style-name="Text_20_body">
      <style:text-properties officeooo:rsid="20b59c5a" officeooo:paragraph-rsid="20b59c5a"/>
    </style:style>
    <style:style style:name="P68" style:family="paragraph" style:parent-style-name="Text_20_body">
      <style:text-properties officeooo:rsid="20b5f42b" officeooo:paragraph-rsid="20b5f42b"/>
    </style:style>
    <style:style style:name="P69" style:family="paragraph" style:parent-style-name="Text_20_body">
      <style:text-properties officeooo:rsid="20b7a83f" officeooo:paragraph-rsid="20b7a83f"/>
    </style:style>
    <style:style style:name="P70" style:family="paragraph" style:parent-style-name="Text_20_body">
      <style:text-properties officeooo:rsid="20bc2715" officeooo:paragraph-rsid="20bc2715"/>
    </style:style>
    <style:style style:name="P71" style:family="paragraph" style:parent-style-name="Text_20_body">
      <style:text-properties officeooo:rsid="20c37e13" officeooo:paragraph-rsid="20c37e13"/>
    </style:style>
    <style:style style:name="P72" style:family="paragraph" style:parent-style-name="Text_20_body">
      <style:text-properties officeooo:paragraph-rsid="20c40c7f"/>
    </style:style>
    <style:style style:name="P73" style:family="paragraph" style:parent-style-name="Text_20_body">
      <style:text-properties officeooo:rsid="20c8b3c0" officeooo:paragraph-rsid="20c8b3c0"/>
    </style:style>
    <style:style style:name="P74" style:family="paragraph" style:parent-style-name="Text_20_body">
      <style:text-properties officeooo:rsid="20ca50b1" officeooo:paragraph-rsid="20ca50b1"/>
    </style:style>
    <style:style style:name="P75" style:family="paragraph" style:parent-style-name="Text_20_body">
      <style:text-properties officeooo:rsid="20cb160c" officeooo:paragraph-rsid="20cb160c"/>
    </style:style>
    <style:style style:name="P76" style:family="paragraph" style:parent-style-name="Text_20_body">
      <style:text-properties officeooo:rsid="20da4c86" officeooo:paragraph-rsid="20da4c86"/>
    </style:style>
    <style:style style:name="P77" style:family="paragraph" style:parent-style-name="Text_20_body">
      <style:text-properties officeooo:paragraph-rsid="204851d8"/>
    </style:style>
    <style:style style:name="P78" style:family="paragraph" style:parent-style-name="Text_20_body">
      <style:text-properties officeooo:paragraph-rsid="20df4ae1"/>
    </style:style>
    <style:style style:name="P79" style:family="paragraph" style:parent-style-name="Text_20_body">
      <style:text-properties style:use-window-font-color="true" fo:font-size="10.5pt" fo:language="cs" fo:country="CZ" fo:font-style="italic" style:text-underline-style="none" fo:font-weight="normal" officeooo:paragraph-rsid="20df6a16" fo:background-color="transparent" style:font-name-asian="Lucida Sans Unicode1" style:font-size-asian="10.5pt" style:language-asian="zxx" style:country-asian="none" style:font-style-asian="italic" style:font-weight-asian="normal" style:font-name-complex="Tahoma1" style:font-size-complex="12pt" style:language-complex="zxx" style:country-complex="none" style:font-style-complex="italic" style:font-weight-complex="bold"/>
    </style:style>
    <style:style style:name="P80" style:family="paragraph" style:parent-style-name="Text_20_body">
      <style:text-properties fo:font-weight="normal" officeooo:paragraph-rsid="20df6a16" style:font-weight-asian="normal" style:font-weight-complex="normal"/>
    </style:style>
    <style:style style:name="P81" style:family="paragraph" style:parent-style-name="Text_20_body">
      <style:text-properties officeooo:paragraph-rsid="20df6a16"/>
    </style:style>
    <style:style style:name="P8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8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84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85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86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87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89" style:family="paragraph" style:parent-style-name="Standard">
      <style:text-properties officeooo:paragraph-rsid="20df6a16"/>
    </style:style>
    <style:style style:name="P90" style:family="paragraph" style:parent-style-name="Example_20_Header">
      <style:text-properties officeooo:paragraph-rsid="0ce95318"/>
    </style:style>
    <style:style style:name="P91" style:family="paragraph" style:parent-style-name="Example_20_Header">
      <style:text-properties officeooo:paragraph-rsid="2049b142"/>
    </style:style>
    <style:style style:name="P92" style:family="paragraph" style:parent-style-name="Standard">
      <style:paragraph-properties fo:text-align="center" style:justify-single-word="false" fo:break-before="page"/>
    </style:style>
    <style:style style:name="P93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95" style:family="paragraph" style:parent-style-name="Heading_20_1">
      <style:text-properties officeooo:rsid="139f6ca3" officeooo:paragraph-rsid="108bcbf7"/>
    </style:style>
    <style:style style:name="P96" style:family="paragraph" style:parent-style-name="Heading_20_1">
      <style:text-properties officeooo:rsid="208bd359" officeooo:paragraph-rsid="208bd359"/>
    </style:style>
    <style:style style:name="P97" style:family="paragraph" style:parent-style-name="Heading_20_1">
      <style:text-properties officeooo:rsid="108bcbf7" officeooo:paragraph-rsid="202197c0"/>
    </style:style>
    <style:style style:name="P98" style:family="paragraph" style:parent-style-name="Heading_20_2">
      <style:text-properties officeooo:rsid="204bed03" officeooo:paragraph-rsid="204bed03"/>
    </style:style>
    <style:style style:name="P99" style:family="paragraph" style:parent-style-name="Heading_20_2">
      <style:text-properties officeooo:paragraph-rsid="202197c0"/>
    </style:style>
    <style:style style:name="P100" style:family="paragraph" style:parent-style-name="Heading_20_3">
      <style:text-properties officeooo:paragraph-rsid="202197c0"/>
    </style:style>
    <style:style style:name="P101" style:family="paragraph" style:parent-style-name="Heading_20_3">
      <style:text-properties officeooo:paragraph-rsid="202b038b"/>
    </style:style>
    <style:style style:name="P102" style:family="paragraph" style:parent-style-name="Heading_20_3">
      <style:text-properties fo:language="cs" fo:country="CZ" officeooo:paragraph-rsid="202197c0" style:language-asian="cs" style:country-asian="CZ"/>
    </style:style>
    <style:style style:name="P103" style:family="paragraph" style:parent-style-name="Heading_20_3">
      <style:text-properties fo:language="cs" fo:country="CZ" officeooo:paragraph-rsid="20415ce7" style:language-asian="cs" style:country-asian="CZ"/>
    </style:style>
    <style:style style:name="P104" style:family="paragraph" style:parent-style-name="Heading_20_3">
      <style:text-properties officeooo:paragraph-rsid="20415ce7"/>
    </style:style>
    <style:style style:name="P105" style:family="paragraph" style:parent-style-name="Heading_20_4">
      <style:text-properties officeooo:paragraph-rsid="206e5597"/>
    </style:style>
    <style:style style:name="P106" style:family="paragraph" style:parent-style-name="Heading_20_4">
      <style:text-properties fo:language="cs" fo:country="CZ" officeooo:rsid="2022d038" officeooo:paragraph-rsid="20611930" style:language-asian="cs" style:country-asian="CZ"/>
    </style:style>
    <style:style style:name="P107" style:family="paragraph" style:parent-style-name="Heading_20_4">
      <style:text-properties officeooo:rsid="206f2028" officeooo:paragraph-rsid="206f2028"/>
    </style:style>
    <style:style style:name="P108" style:family="paragraph" style:parent-style-name="Heading_20_5">
      <style:text-properties officeooo:paragraph-rsid="205aec31"/>
    </style:style>
    <style:style style:name="P109" style:family="paragraph" style:parent-style-name="Heading_20_5">
      <style:text-properties officeooo:rsid="206449e7" officeooo:paragraph-rsid="206449e7"/>
    </style:style>
    <style:style style:name="P110" style:family="paragraph" style:parent-style-name="Heading_20_5">
      <style:text-properties officeooo:paragraph-rsid="2065587c"/>
    </style:style>
    <style:style style:name="P111" style:family="paragraph" style:parent-style-name="Heading_20_5">
      <style:text-properties officeooo:paragraph-rsid="20759c9f"/>
    </style:style>
    <style:style style:name="P112" style:family="paragraph" style:parent-style-name="Heading_20_5">
      <style:text-properties officeooo:rsid="20768cfb" officeooo:paragraph-rsid="20768cfb"/>
    </style:style>
    <style:style style:name="P113" style:family="paragraph" style:parent-style-name="Heading_20_5">
      <style:text-properties officeooo:rsid="20a1bc0a" officeooo:paragraph-rsid="20ace839"/>
    </style:style>
    <style:style style:name="P114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115" style:family="paragraph" style:parent-style-name="Heading_20_5">
      <style:text-properties fo:language="cs" fo:country="CZ" officeooo:paragraph-rsid="20df6a16" style:language-asian="cs" style:country-asian="CZ"/>
    </style:style>
    <style:style style:name="P116" style:family="paragraph" style:parent-style-name="Heading_20_5">
      <style:text-properties style:text-line-through-style="solid" style:text-line-through-type="single" officeooo:rsid="20a1bc0a" officeooo:paragraph-rsid="20ad718d"/>
    </style:style>
    <style:style style:name="P117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118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119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120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121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122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123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124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125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126" style:family="paragraph" style:parent-style-name="Heading_20_5">
      <style:text-properties style:text-line-through-style="none" style:text-line-through-type="none" officeooo:paragraph-rsid="205e46e8"/>
    </style:style>
    <style:style style:name="P127" style:family="paragraph" style:parent-style-name="Heading_20_5">
      <style:text-properties officeooo:paragraph-rsid="20df6a16"/>
    </style:style>
    <style:style style:name="P128" style:family="paragraph" style:parent-style-name="Heading_20_6">
      <style:text-properties officeooo:paragraph-rsid="20df6a16"/>
    </style:style>
    <style:style style:name="P129" style:family="paragraph" style:parent-style-name="Heading_20_6">
      <style:text-properties fo:language="cs" fo:country="CZ" officeooo:paragraph-rsid="20df6a16" style:language-asian="zxx" style:country-asian="none" style:language-complex="ar" style:country-complex="SA"/>
    </style:style>
    <style:style style:name="P130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131" style:family="paragraph" style:parent-style-name="Text_20_body" style:list-style-name="L1">
      <style:text-properties officeooo:rsid="108bcbf7" officeooo:paragraph-rsid="201a5248"/>
    </style:style>
    <style:style style:name="P132" style:family="paragraph" style:parent-style-name="Text_20_body" style:list-style-name="L2">
      <style:text-properties officeooo:rsid="208bd359" officeooo:paragraph-rsid="208bd359"/>
    </style:style>
    <style:style style:name="P133" style:family="paragraph" style:parent-style-name="Text_20_body" style:list-style-name="L2">
      <style:text-properties officeooo:rsid="208c86cf" officeooo:paragraph-rsid="208c86cf"/>
    </style:style>
    <style:style style:name="P134" style:family="paragraph" style:parent-style-name="Text_20_body" style:list-style-name="L2">
      <style:text-properties officeooo:rsid="2097b3c0" officeooo:paragraph-rsid="2097b3c0"/>
    </style:style>
    <style:style style:name="P135" style:family="paragraph" style:parent-style-name="Text_20_body" style:list-style-name="L2">
      <style:text-properties officeooo:rsid="208fba03" officeooo:paragraph-rsid="20986e4d"/>
    </style:style>
    <style:style style:name="P136" style:family="paragraph" style:parent-style-name="Text_20_body" style:list-style-name="L2">
      <style:text-properties officeooo:rsid="20922f77" officeooo:paragraph-rsid="20986e4d"/>
    </style:style>
    <style:style style:name="P137" style:family="paragraph" style:parent-style-name="Text_20_body" style:list-style-name="L2">
      <style:text-properties officeooo:rsid="20a8e8a9" officeooo:paragraph-rsid="20a8e8a9"/>
    </style:style>
    <style:style style:name="P138" style:family="paragraph" style:parent-style-name="Text_20_body" style:list-style-name="L2">
      <style:text-properties officeooo:rsid="20b31afe" officeooo:paragraph-rsid="20b31afe"/>
    </style:style>
    <style:style style:name="P139" style:family="paragraph" style:parent-style-name="Text_20_body" style:list-style-name="L2">
      <style:text-properties officeooo:rsid="20bc9dd1" officeooo:paragraph-rsid="20bc9dd1"/>
    </style:style>
    <style:style style:name="P140" style:family="paragraph" style:parent-style-name="Text_20_body">
      <style:text-properties fo:language="cs" fo:country="CZ" officeooo:rsid="20c40c7f" officeooo:paragraph-rsid="20c40c7f" style:language-asian="cs" style:country-asian="CZ"/>
    </style:style>
    <style:style style:name="P141" style:family="paragraph" style:parent-style-name="Text_20_body">
      <style:text-properties fo:language="cs" fo:country="CZ" officeooo:rsid="20c59a67" officeooo:paragraph-rsid="20c59a67" style:language-asian="cs" style:country-asian="CZ"/>
    </style:style>
    <style:style style:name="P142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43" style:family="paragraph" style:parent-style-name="Text_20_body" style:list-style-name="L6">
      <style:text-properties fo:language="cs" fo:country="CZ" officeooo:rsid="20de289d" officeooo:paragraph-rsid="20de289d" style:language-asian="cs" style:country-asian="CZ"/>
    </style:style>
    <style:style style:name="P144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45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146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147" style:family="paragraph" style:parent-style-name="Text_20_body">
      <style:text-properties fo:language="cs" fo:country="CZ" officeooo:rsid="20759c9f" officeooo:paragraph-rsid="20759c9f" style:language-asian="cs" style:country-asian="CZ"/>
    </style:style>
    <style:style style:name="P148" style:family="paragraph" style:parent-style-name="Text_20_body" style:list-style-name="L7">
      <style:text-properties fo:language="cs" fo:country="CZ" officeooo:rsid="2022d038" officeooo:paragraph-rsid="20deffab" style:language-asian="cs" style:country-asian="CZ"/>
    </style:style>
    <style:style style:name="P149" style:family="paragraph" style:parent-style-name="Text_20_body">
      <style:text-properties fo:language="cs" fo:country="CZ" officeooo:paragraph-rsid="20df6a16" style:language-asian="cs" style:country-asian="CZ"/>
    </style:style>
    <style:style style:name="P150" style:family="paragraph" style:parent-style-name="Text_20_body">
      <style:text-properties fo:language="cs" fo:country="CZ" fo:font-style="italic" officeooo:rsid="2022d038" officeooo:paragraph-rsid="206e5597" style:language-asian="cs" style:country-asian="CZ" style:font-style-asian="italic" style:font-style-complex="italic"/>
    </style:style>
    <style:style style:name="P151" style:family="paragraph" style:parent-style-name="Text_20_body" style:list-style-name="L3">
      <style:text-properties officeooo:rsid="204bed03" officeooo:paragraph-rsid="204bed03"/>
    </style:style>
    <style:style style:name="P152" style:family="paragraph" style:parent-style-name="Text_20_body" style:list-style-name="L4">
      <style:text-properties officeooo:rsid="20da9cc8" officeooo:paragraph-rsid="20da9cc8"/>
    </style:style>
    <style:style style:name="P153" style:family="paragraph" style:parent-style-name="Text_20_body" style:list-style-name="L6">
      <style:text-properties officeooo:rsid="20da9cc8" officeooo:paragraph-rsid="20dbfabc"/>
    </style:style>
    <style:style style:name="P154" style:family="paragraph" style:parent-style-name="Text_20_body" style:list-style-name="L7">
      <style:text-properties officeooo:rsid="20da9cc8" officeooo:paragraph-rsid="20dbfabc"/>
    </style:style>
    <style:style style:name="P155" style:family="paragraph" style:parent-style-name="Text_20_body" style:list-style-name="L5">
      <style:text-properties officeooo:rsid="2052d536" officeooo:paragraph-rsid="205aec31"/>
    </style:style>
    <style:style style:name="P156" style:family="paragraph" style:parent-style-name="Text_20_body" style:list-style-name="L6">
      <style:text-properties officeooo:paragraph-rsid="2065d056"/>
    </style:style>
    <style:style style:name="P157" style:family="paragraph" style:parent-style-name="Text_20_body" style:list-style-name="L6">
      <style:text-properties officeooo:rsid="20dd41c4" officeooo:paragraph-rsid="20dd41c4"/>
    </style:style>
    <style:style style:name="P158" style:family="paragraph" style:parent-style-name="Text_20_body" style:list-style-name="L6">
      <style:text-properties officeooo:rsid="206b43bd" officeooo:paragraph-rsid="206b43bd"/>
    </style:style>
    <style:style style:name="P159" style:family="paragraph" style:parent-style-name="Text_20_body" style:list-style-name="L2">
      <style:text-properties officeooo:rsid="208f10b6" officeooo:paragraph-rsid="20961e9e"/>
    </style:style>
    <style:style style:name="P160" style:family="paragraph" style:parent-style-name="Text_20_body" style:list-style-name="L2">
      <style:text-properties officeooo:rsid="20cd3211" officeooo:paragraph-rsid="20cd3211"/>
    </style:style>
    <style:style style:name="P161" style:family="paragraph" style:parent-style-name="Text_20_body" style:list-style-name="L2">
      <style:text-properties officeooo:rsid="20d16baa" officeooo:paragraph-rsid="20d16baa"/>
    </style:style>
    <style:style style:name="P162" style:family="paragraph" style:parent-style-name="Text_20_body" style:list-style-name="L2">
      <style:text-properties officeooo:rsid="20cbce30" officeooo:paragraph-rsid="20cbce30"/>
    </style:style>
    <style:style style:name="P163" style:family="paragraph" style:parent-style-name="Text_20_body" style:list-style-name="L7">
      <style:text-properties officeooo:rsid="20d4e8ec" officeooo:paragraph-rsid="20d4e8ec"/>
    </style:style>
    <style:style style:name="P164" style:family="paragraph" style:parent-style-name="Text_20_body" style:list-style-name="L7">
      <style:text-properties officeooo:rsid="20d6d39b" officeooo:paragraph-rsid="20d6d39b"/>
    </style:style>
    <style:style style:name="P165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166" style:family="paragraph" style:parent-style-name="Text_20_body">
      <style:text-properties style:text-line-through-style="solid" style:text-line-through-type="single" fo:font-size="9.5pt" fo:letter-spacing="0.009cm" fo:language="cs" fo:country="CZ" officeooo:rsid="20ae2d0a" officeooo:paragraph-rsid="20ae2d0a" style:font-size-asian="9.5pt" style:language-asian="cs" style:country-asian="CZ"/>
    </style:style>
    <style:style style:name="P167" style:family="paragraph" style:parent-style-name="Text_20_body" style:list-style-name="L7">
      <style:text-properties officeooo:rsid="20deffab" officeooo:paragraph-rsid="20deffab"/>
    </style:style>
    <style:style style:name="P168" style:family="paragraph" style:parent-style-name="Text_20_body">
      <style:text-properties style:text-line-through-style="none" style:text-line-through-type="none" officeooo:rsid="205145a7" officeooo:paragraph-rsid="205e46e8"/>
    </style:style>
    <style:style style:name="P169" style:family="paragraph" style:parent-style-name="Text_20_body">
      <style:text-properties style:text-line-through-style="none" style:text-line-through-type="none" officeooo:rsid="20e07efa" officeooo:paragraph-rsid="20e07efa"/>
    </style:style>
    <style:style style:name="P170" style:family="paragraph" style:parent-style-name="Text_20_body">
      <style:text-properties style:text-line-through-style="none" style:text-line-through-type="none" fo:language="en" fo:country="US" officeooo:rsid="20e07efa" officeooo:paragraph-rsid="20e07efa"/>
    </style:style>
    <style:style style:name="P171" style:family="paragraph" style:parent-style-name="List_20_of_20_Items">
      <style:text-properties style:text-line-through-style="none" style:text-line-through-type="none" officeooo:rsid="205145a7" officeooo:paragraph-rsid="20e07efa"/>
    </style:style>
    <style:style style:name="P172" style:family="paragraph" style:parent-style-name="List_20_of_20_Items">
      <style:text-properties style:text-line-through-style="none" style:text-line-through-type="none" fo:language="en" fo:country="US" officeooo:rsid="20e07efa" officeooo:paragraph-rsid="20e07efa"/>
    </style:style>
    <style:style style:name="P173" style:family="paragraph" style:parent-style-name="List_20_of_20_Items">
      <style:text-properties officeooo:paragraph-rsid="20e07efa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fo:font-style="italic" style:font-style-asian="italic" style:font-style-complex="italic"/>
    </style:style>
    <style:style style:name="T6" style:family="text">
      <style:text-properties fo:language="cs" fo:country="CZ" fo:font-style="italic" style:language-asian="cs" style:country-asian="CZ" style:font-style-asian="italic" style:font-style-complex="italic"/>
    </style:style>
    <style:style style:name="T7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8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9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10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11" style:family="text">
      <style:text-properties fo:language="cs" fo:country="CZ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anguage="cs" fo:country="CZ" fo:font-style="normal" fo:font-weight="bold" style:language-asian="zxx" style:country-asian="none" style:font-style-asian="normal" style:font-weight-asian="bold" style:language-complex="ar" style:country-complex="SA" style:font-style-complex="normal" style:font-weight-complex="bold"/>
    </style:style>
    <style:style style:name="T13" style:family="text">
      <style:text-properties fo:language="cs" fo:country="CZ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4" style:family="text">
      <style:text-properties fo:language="cs" fo:country="CZ" fo:font-style="normal" style:font-style-asian="normal" style:font-style-complex="normal"/>
    </style:style>
    <style:style style:name="T15" style:family="text">
      <style:text-properties fo:language="cs" fo:country="CZ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cs" fo:country="CZ" fo:font-style="normal" fo:font-weight="normal" style:language-asian="zxx" style:country-asian="none" style:font-style-asian="normal" style:font-weight-asian="normal" style:language-complex="ar" style:country-complex="SA" style:font-style-complex="normal" style:font-weight-complex="normal"/>
    </style:style>
    <style:style style:name="T17" style:family="text">
      <style:text-properties fo:language="cs" fo:country="CZ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8" style:family="text">
      <style:text-properties fo:language="cs" fo:country="CZ" fo:font-style="normal" style:language-asian="cs" style:country-asian="CZ" style:font-style-asian="normal" style:font-style-complex="normal"/>
    </style:style>
    <style:style style:name="T19" style:family="text">
      <style:text-properties fo:language="cs" fo:country="CZ" fo:font-weight="bold" style:font-weight-asian="bold" style:font-weight-complex="bold"/>
    </style:style>
    <style:style style:name="T20" style:family="text">
      <style:text-properties fo:language="cs" fo:country="CZ" fo:font-weight="bold" style:language-asian="zxx" style:country-asian="none" style:font-weight-asian="bold" style:language-complex="ar" style:country-complex="SA" style:font-weight-complex="bold"/>
    </style:style>
    <style:style style:name="T21" style:family="text">
      <style:text-properties fo:language="cs" fo:country="CZ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language="cs" fo:country="CZ" style:language-asian="cs" style:country-asian="CZ"/>
    </style:style>
    <style:style style:name="T23" style:family="text">
      <style:text-properties fo:language="cs" fo:country="CZ" officeooo:rsid="20228d7e" style:language-asian="cs" style:country-asian="CZ"/>
    </style:style>
    <style:style style:name="T24" style:family="text">
      <style:text-properties fo:language="cs" fo:country="CZ" officeooo:rsid="2022d038" style:language-asian="cs" style:country-asian="CZ"/>
    </style:style>
    <style:style style:name="T25" style:family="text">
      <style:text-properties fo:language="cs" fo:country="CZ" officeooo:rsid="202364ac" style:language-asian="cs" style:country-asian="CZ"/>
    </style:style>
    <style:style style:name="T26" style:family="text">
      <style:text-properties fo:language="cs" fo:country="CZ" officeooo:rsid="20267c2c" style:language-asian="cs" style:country-asian="CZ"/>
    </style:style>
    <style:style style:name="T27" style:family="text">
      <style:text-properties fo:language="cs" fo:country="CZ" officeooo:rsid="202b1bc4" style:language-asian="cs" style:country-asian="CZ"/>
    </style:style>
    <style:style style:name="T28" style:family="text">
      <style:text-properties fo:language="cs" fo:country="CZ" officeooo:rsid="202b31b7" style:language-asian="cs" style:country-asian="CZ"/>
    </style:style>
    <style:style style:name="T29" style:family="text">
      <style:text-properties fo:language="cs" fo:country="CZ" officeooo:rsid="202c217c" style:language-asian="cs" style:country-asian="CZ"/>
    </style:style>
    <style:style style:name="T30" style:family="text">
      <style:text-properties fo:language="cs" fo:country="CZ" officeooo:rsid="202ffbff" style:language-asian="cs" style:country-asian="CZ"/>
    </style:style>
    <style:style style:name="T31" style:family="text">
      <style:text-properties fo:language="cs" fo:country="CZ" officeooo:rsid="20307a12" style:language-asian="cs" style:country-asian="CZ"/>
    </style:style>
    <style:style style:name="T32" style:family="text">
      <style:text-properties fo:language="cs" fo:country="CZ" officeooo:rsid="203187de" style:language-asian="cs" style:country-asian="CZ"/>
    </style:style>
    <style:style style:name="T33" style:family="text">
      <style:text-properties fo:language="cs" fo:country="CZ" officeooo:rsid="2033ec3f" style:language-asian="cs" style:country-asian="CZ"/>
    </style:style>
    <style:style style:name="T34" style:family="text">
      <style:text-properties fo:language="cs" fo:country="CZ" officeooo:rsid="203781ed" style:language-asian="cs" style:country-asian="CZ"/>
    </style:style>
    <style:style style:name="T35" style:family="text">
      <style:text-properties fo:language="cs" fo:country="CZ" officeooo:rsid="2038b19c" style:language-asian="cs" style:country-asian="CZ"/>
    </style:style>
    <style:style style:name="T36" style:family="text">
      <style:text-properties fo:language="cs" fo:country="CZ" officeooo:rsid="2046eb88" style:language-asian="cs" style:country-asian="CZ"/>
    </style:style>
    <style:style style:name="T37" style:family="text">
      <style:text-properties fo:language="cs" fo:country="CZ" officeooo:rsid="204851d8" style:language-asian="cs" style:country-asian="CZ"/>
    </style:style>
    <style:style style:name="T38" style:family="text">
      <style:text-properties fo:language="cs" fo:country="CZ" officeooo:rsid="2052d536" style:language-asian="cs" style:country-asian="CZ"/>
    </style:style>
    <style:style style:name="T39" style:family="text">
      <style:text-properties fo:language="cs" fo:country="CZ" officeooo:rsid="205742f0" style:language-asian="cs" style:country-asian="CZ"/>
    </style:style>
    <style:style style:name="T40" style:family="text">
      <style:text-properties fo:language="cs" fo:country="CZ" officeooo:rsid="2062b8a6" style:language-asian="cs" style:country-asian="CZ"/>
    </style:style>
    <style:style style:name="T41" style:family="text">
      <style:text-properties fo:language="cs" fo:country="CZ" officeooo:rsid="2065d056" style:language-asian="cs" style:country-asian="CZ"/>
    </style:style>
    <style:style style:name="T42" style:family="text">
      <style:text-properties fo:language="cs" fo:country="CZ" officeooo:rsid="206d0113" style:language-asian="cs" style:country-asian="CZ"/>
    </style:style>
    <style:style style:name="T43" style:family="text">
      <style:text-properties fo:language="cs" fo:country="CZ" officeooo:rsid="2070f8c1" style:language-asian="cs" style:country-asian="CZ"/>
    </style:style>
    <style:style style:name="T44" style:family="text">
      <style:text-properties fo:language="cs" fo:country="CZ" officeooo:rsid="206f2028" style:language-asian="cs" style:country-asian="CZ"/>
    </style:style>
    <style:style style:name="T45" style:family="text">
      <style:text-properties fo:language="cs" fo:country="CZ" officeooo:rsid="20759c9f" style:language-asian="cs" style:country-asian="CZ"/>
    </style:style>
    <style:style style:name="T46" style:family="text">
      <style:text-properties fo:language="cs" fo:country="CZ" officeooo:rsid="20834f4f" style:language-asian="cs" style:country-asian="CZ"/>
    </style:style>
    <style:style style:name="T47" style:family="text">
      <style:text-properties fo:language="cs" fo:country="CZ" officeooo:rsid="20930ec9" style:language-asian="cs" style:country-asian="CZ"/>
    </style:style>
    <style:style style:name="T48" style:family="text">
      <style:text-properties fo:language="cs" fo:country="CZ" officeooo:rsid="20a3122c" style:language-asian="cs" style:country-asian="CZ"/>
    </style:style>
    <style:style style:name="T49" style:family="text">
      <style:text-properties fo:language="cs" fo:country="CZ" officeooo:rsid="20a3c511" style:language-asian="cs" style:country-asian="CZ"/>
    </style:style>
    <style:style style:name="T50" style:family="text">
      <style:text-properties fo:language="cs" fo:country="CZ" officeooo:rsid="20a56c6b" style:language-asian="cs" style:country-asian="CZ"/>
    </style:style>
    <style:style style:name="T51" style:family="text">
      <style:text-properties fo:language="cs" fo:country="CZ" officeooo:rsid="20a75113" style:language-asian="cs" style:country-asian="CZ"/>
    </style:style>
    <style:style style:name="T52" style:family="text">
      <style:text-properties fo:language="cs" fo:country="CZ" officeooo:rsid="20aac5d0" style:language-asian="cs" style:country-asian="CZ"/>
    </style:style>
    <style:style style:name="T53" style:family="text">
      <style:text-properties fo:language="cs" fo:country="CZ" officeooo:rsid="20ace839" style:language-asian="cs" style:country-asian="CZ"/>
    </style:style>
    <style:style style:name="T54" style:family="text">
      <style:text-properties fo:language="cs" fo:country="CZ" officeooo:rsid="20ad718d" style:language-asian="cs" style:country-asian="CZ"/>
    </style:style>
    <style:style style:name="T55" style:family="text">
      <style:text-properties fo:language="cs" fo:country="CZ" officeooo:rsid="20a8e8a9" style:language-asian="cs" style:country-asian="CZ"/>
    </style:style>
    <style:style style:name="T56" style:family="text">
      <style:text-properties fo:language="cs" fo:country="CZ" officeooo:rsid="20be6d52" style:language-asian="cs" style:country-asian="CZ"/>
    </style:style>
    <style:style style:name="T57" style:family="text">
      <style:text-properties fo:language="cs" fo:country="CZ" officeooo:rsid="20bfe10d" style:language-asian="cs" style:country-asian="CZ"/>
    </style:style>
    <style:style style:name="T58" style:family="text">
      <style:text-properties fo:language="cs" fo:country="CZ" officeooo:rsid="20c3ca14" style:language-asian="cs" style:country-asian="CZ"/>
    </style:style>
    <style:style style:name="T59" style:family="text">
      <style:text-properties fo:language="cs" fo:country="CZ" officeooo:rsid="20c40c7f" style:language-asian="cs" style:country-asian="CZ"/>
    </style:style>
    <style:style style:name="T60" style:family="text">
      <style:text-properties fo:language="cs" fo:country="CZ" officeooo:rsid="20c6d827" style:language-asian="cs" style:country-asian="CZ"/>
    </style:style>
    <style:style style:name="T61" style:family="text">
      <style:text-properties fo:language="cs" fo:country="CZ" officeooo:rsid="20dbfabc" style:language-asian="cs" style:country-asian="CZ"/>
    </style:style>
    <style:style style:name="T62" style:family="text">
      <style:text-properties fo:language="cs" fo:country="CZ" fo:font-weight="normal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fo:language="cs" fo:country="CZ" fo:font-weight="normal" style:language-asian="zxx" style:country-asian="none" style:font-weight-asian="normal" style:language-complex="ar" style:country-complex="SA" style:font-weight-complex="normal"/>
    </style:style>
    <style:style style:name="T64" style:family="text">
      <style:text-properties fo:language="cs" fo:country="CZ" style:language-asian="zxx" style:country-asian="none" style:language-complex="ar" style:country-complex="SA"/>
    </style:style>
    <style:style style:name="T65" style:family="text">
      <style:text-properties fo:language="cs" fo:country="CZ" officeooo:rsid="20e18c0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2068fff3" style:font-style-asian="italic" style:font-style-complex="italic"/>
    </style:style>
    <style:style style:name="T68" style:family="text">
      <style:text-properties fo:font-style="italic" officeooo:rsid="20768cfb" style:font-style-asian="italic" style:font-style-complex="italic"/>
    </style:style>
    <style:style style:name="T69" style:family="text">
      <style:text-properties fo:font-style="italic" officeooo:rsid="20889469" style:font-style-asian="italic" style:font-style-complex="italic"/>
    </style:style>
    <style:style style:name="T70" style:family="text">
      <style:text-properties fo:font-style="italic" officeooo:rsid="20a19e91" style:font-style-asian="italic" style:font-style-complex="italic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language-complex="ar" style:country-complex="SA" style:font-weight-complex="bold"/>
    </style:style>
    <style:style style:name="T76" style:family="text">
      <style:text-properties officeooo:rsid="136b6dd9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officeooo:rsid="201d0560"/>
    </style:style>
    <style:style style:name="T79" style:family="text">
      <style:text-properties officeooo:rsid="2025144a"/>
    </style:style>
    <style:style style:name="T80" style:family="text">
      <style:text-properties officeooo:rsid="20270e3e"/>
    </style:style>
    <style:style style:name="T81" style:family="text">
      <style:text-properties officeooo:rsid="2027dbf6"/>
    </style:style>
    <style:style style:name="T82" style:family="text">
      <style:text-properties officeooo:rsid="20298579"/>
    </style:style>
    <style:style style:name="T83" style:family="text">
      <style:text-properties officeooo:rsid="203a73cb"/>
    </style:style>
    <style:style style:name="T84" style:family="text">
      <style:text-properties officeooo:rsid="204cea65"/>
    </style:style>
    <style:style style:name="T85" style:family="text">
      <style:text-properties officeooo:rsid="204e05a6"/>
    </style:style>
    <style:style style:name="T86" style:family="text">
      <style:text-properties officeooo:rsid="205345cd"/>
    </style:style>
    <style:style style:name="T87" style:family="text">
      <style:text-properties officeooo:rsid="2058902b"/>
    </style:style>
    <style:style style:name="T88" style:family="text">
      <style:text-properties officeooo:rsid="2059a202"/>
    </style:style>
    <style:style style:name="T89" style:family="text">
      <style:text-properties officeooo:rsid="205cb6a1"/>
    </style:style>
    <style:style style:name="T90" style:family="text">
      <style:text-properties officeooo:rsid="206449e7"/>
    </style:style>
    <style:style style:name="T91" style:family="text">
      <style:text-properties officeooo:rsid="2065587c"/>
    </style:style>
    <style:style style:name="T92" style:family="text">
      <style:text-properties officeooo:rsid="2068fff3"/>
    </style:style>
    <style:style style:name="T93" style:family="text">
      <style:text-properties officeooo:rsid="206acc77"/>
    </style:style>
    <style:style style:name="T94" style:family="text">
      <style:text-properties officeooo:rsid="20768cfb"/>
    </style:style>
    <style:style style:name="T95" style:family="text">
      <style:text-properties officeooo:rsid="207a19a7"/>
    </style:style>
    <style:style style:name="T96" style:family="text">
      <style:text-properties officeooo:rsid="207e1207"/>
    </style:style>
    <style:style style:name="T97" style:family="text">
      <style:text-properties officeooo:rsid="207fb675"/>
    </style:style>
    <style:style style:name="T98" style:family="text">
      <style:text-properties officeooo:rsid="208751d0"/>
    </style:style>
    <style:style style:name="T99" style:family="text">
      <style:text-properties officeooo:rsid="20889469"/>
    </style:style>
    <style:style style:name="T100" style:family="text">
      <style:text-properties officeooo:rsid="208d5aa7"/>
    </style:style>
    <style:style style:name="T101" style:family="text">
      <style:text-properties officeooo:rsid="20949a87"/>
    </style:style>
    <style:style style:name="T102" style:family="text">
      <style:text-properties officeooo:rsid="20961e9e"/>
    </style:style>
    <style:style style:name="T103" style:family="text">
      <style:text-properties officeooo:rsid="20986e4d"/>
    </style:style>
    <style:style style:name="T104" style:family="text">
      <style:text-properties officeooo:rsid="209a6c6f"/>
    </style:style>
    <style:style style:name="T105" style:family="text">
      <style:text-properties officeooo:rsid="20a19e91"/>
    </style:style>
    <style:style style:name="T106" style:family="text">
      <style:text-properties fo:font-size="9.5pt" fo:letter-spacing="0.009cm" fo:language="cs" fo:country="CZ" style:font-size-asian="9.5pt" style:language-asian="cs" style:country-asian="CZ"/>
    </style:style>
    <style:style style:name="T107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108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109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110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111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112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113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114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115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116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117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118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119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120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121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122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123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124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125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126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127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128" style:family="text">
      <style:text-properties officeooo:rsid="20bc9dd1"/>
    </style:style>
    <style:style style:name="T129" style:family="text">
      <style:text-properties officeooo:rsid="20cbce30"/>
    </style:style>
    <style:style style:name="T130" style:family="text">
      <style:text-properties officeooo:rsid="20cdfc22"/>
    </style:style>
    <style:style style:name="T131" style:family="text">
      <style:text-properties officeooo:rsid="20cfb511"/>
    </style:style>
    <style:style style:name="T132" style:family="text">
      <style:text-properties officeooo:rsid="20d0e2b8"/>
    </style:style>
    <style:style style:name="T133" style:family="text">
      <style:text-properties officeooo:rsid="20d6f133"/>
    </style:style>
    <style:style style:name="T134" style:family="text">
      <style:text-properties officeooo:rsid="20d8eb58"/>
    </style:style>
    <style:style style:name="T13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6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7" style:family="text">
      <style:text-properties fo:language="en" fo:country="US"/>
    </style:style>
    <style:style style:name="T138" style:family="text">
      <style:text-properties fo:language="en" fo:country="US" officeooo:rsid="20e18c0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>s</text:p>
      <text:p text:style-name="P6"/>
      <text:p text:style-name="P5"/>
      <text:p text:style-name="Text_20_body"/>
      <text:p text:style-name="Text_20_body"/>
      <text:p text:style-name="P87">Dračák</text:p>
      <text:p text:style-name="P82"/>
      <text:p text:style-name="P82"/>
      <text:p text:style-name="P88">podle staré školy</text:p>
      <text:p text:style-name="P83"/>
      <text:p text:style-name="P84">(koncept pravidel)</text:p>
      <text:p text:style-name="P83"/>
      <text:p text:style-name="P83"/>
      <text:p text:style-name="P83"/>
      <text:p text:style-name="P83"/>
      <text:p text:style-name="P83"/>
      <text:p text:style-name="P85">Společenská hra na prožívání příběhů</text:p>
      <text:p text:style-name="P85"/>
      <text:p text:style-name="P86"/>
      <text:p text:style-name="P3">Michal Světlý</text:p>
      <text:p text:style-name="P1"><text:soft-page-break/></text:p>
      <text:p text:style-name="P92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93"><text:a xlink:type="simple" xlink:href="#__RefHeading___Toc2946_901242990" text:style-name="Internet_20_link" text:visited-style-name="Internet_20_link">TODO:</text:a><text:tab/>4</text:p>
          <text:p text:style-name="P93"><text:a xlink:type="simple" xlink:href="#__RefHeading___Toc21875_1991418811" text:style-name="Internet_20_link" text:visited-style-name="Internet_20_link">Tvoje postava</text:a><text:tab/>7</text:p>
          <text:p text:style-name="P94"><text:a xlink:type="simple" xlink:href="#__RefHeading___Toc21877_1991418811" text:style-name="Internet_20_link" text:visited-style-name="Internet_20_link">Vlastnosti</text:a><text:tab/>7</text:p>
          <text:p text:style-name="P94"><text:a xlink:type="simple" xlink:href="#__RefHeading___Toc21879_1991418811" text:style-name="Internet_20_link" text:visited-style-name="Internet_20_link">Rasy</text:a><text:tab/>7</text:p>
          <text:p text:style-name="P94"><text:a xlink:type="simple" xlink:href="#__RefHeading___Toc21881_1991418811" text:style-name="Internet_20_link" text:visited-style-name="Internet_20_link">Povolání tvé postavy</text:a><text:tab/>10</text:p>
          <text:p text:style-name="P93"><text:a xlink:type="simple" xlink:href="#__RefHeading___Toc21883_1991418811" text:style-name="Internet_20_link" text:visited-style-name="Internet_20_link">Dovednosti</text:a><text:tab/>14</text:p>
        </text:index-body>
      </text:table-of-content>
      <text:p text:style-name="P90"/>
      <text:p text:style-name="P4"/>
      <text:p text:style-name="P2">Verze 0.<text:span text:style-name="T76">0.0</text:span></text:p>
      <text:p text:style-name="P90">Poděkování</text:p>
      <text:p text:style-name="Example">Tato příručka <text:span text:style-name="T78">je silně inspirovaná titulem</text:span> Dračí Doupě PPZ PH verze 1.6 vydaného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Example_20_Header">Zpětná vazba</text:p>
      <text:p text:style-name="Example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95" text:outline-level="1"><text:bookmark-start text:name="__RefHeading___Toc2946_901242990"/>TODO:<text:bookmark-end text:name="__RefHeading___Toc2946_901242990"/></text:h>
      <text:list xml:id="list2314340819" text:style-name="L1">
        <text:list-item>
          <text:p text:style-name="P131"/>
        </text:list-item>
      </text:list>
      <text:h text:style-name="P96" text:outline-level="1">Nápady <text:span text:style-name="T128">a úvahy</text:span></text:h>
      <text:list xml:id="list530881483" text:style-name="L2">
        <text:list-item>
          <text:p text:style-name="P132">počet připoutaných magických předmětů by mohl záviset na povolání. Válečník by jich mohl mít víc než ostatní (protože má málo schopností).</text:p>
          <text:list>
            <text:list-item>
              <text:p text:style-name="P133">Alchymista by si asi do limitu neměl počítat předměty, které sám vyrobil <text:span text:style-name="T100">(respektive měl by mít pár vlastních předmětů nad limit)</text:span>.</text:p>
            </text:list-item>
          </text:list>
        </text:list-item>
        <text:list-item>
          <text:p text:style-name="P134">Pokud bych chtěl mít theurga, tak by asi stálo za to nechat alchymistovi jen „praktickou“ alchymii (bez výroby trvalých předmětů) a theurgovi naopak dát tu výrobu trvalých předmětů, homunkulů, přivolávání elementálů a tak.</text:p>
          <text:list>
            <text:list-item>
              <text:p text:style-name="P135">Na každé úrovni může <text:span text:style-name="T103">theurg</text:span> vyrobit 1 trvalý magický předmět.</text:p>
              <text:list>
                <text:list-item>
                  <text:p text:style-name="P136">Když umí třeba jen sluneční prsten tak pořád může na první úrovni vyrobit první, na druhé druhý, atd.</text:p>
                </text:list-item>
                <text:list-item>
                  <text:p text:style-name="P136"><text:span text:style-name="T24">Musí na to pořád sehnat materiál, ale nemusí řešit magenergii </text:span><text:span text:style-name="T47">(prostě se bere, že ji v mezičase někde nasbírá)</text:span><text:span text:style-name="T24">.</text:span></text:p>
                </text:list-item>
              </text:list>
            </text:list-item>
          </text:list>
        </text:list-item>
        <text:list-item>
          <text:p text:style-name="P137"><text:span text:style-name="T24">É</text:span><text:span text:style-name="T22">terický olej by měla být vysokolevelová záležitost.</text:span></text:p>
        </text:list-item>
        <text:list-item>
          <text:p text:style-name="P138"><text:span text:style-name="T22">Metamorfóza (lektvar i kouzlo) </text:span><text:span text:style-name="T55">by měla být vysokolevelová záležitost.</text:span></text:p>
        </text:list-item>
        <text:list-item>
          <text:p text:style-name="P139"><text:span text:style-name="T55">P</text:span><text:span text:style-name="T22">íšťalka se mi nelíbí, moc kecá do řemesla zlodějům. </text:span><text:span text:style-name="T56">Leda by odemykala magické zámky </text:span><text:span text:style-name="T57">(každopádně i tak je to spíš pro theurga)</text:span><text:span text:style-name="T56">.</text:span></text:p>
        </text:list-item>
      </text:list>
      <text:h text:style-name="Heading_20_1" text:outline-level="1"><text:span text:style-name="T56">P</text:span><text:span text:style-name="T22">oznámky</text:span></text:h>
      <text:p text:style-name="P72"><text:span text:style-name="T59">Úvaha do budoucna: </text:span><text:span text:style-name="T58">Pokročilá povolání (druid, theurg...) mi dávají větší smysl </text:span><text:span text:style-name="T59">samostatně</text:span><text:span text:style-name="T58">, tzn. že postava by </text:span><text:span text:style-name="T59">například</text:span><text:span text:style-name="T58"> začínala od jedničky jako druid. </text:span><text:span text:style-name="T59">To by zároveň znamenalo, že základní povolání by měla mít schopnosti i na vyšších úrovních. To se týká hlavně alchymisty a nejspíš i kouzelníka.</text:span></text:p>
      <text:p text:style-name="P72"><text:span text:style-name="T59">Alchymista by se mohl soustředit na „praktickou alchymii“, tedy hlavně různé lektvary a jedy. Theurg by vyráběl magické předměty a povolával elementály. Pyrofor by se soustředil na všechno co hoří a bouchá. A ještě drobn</text:span><text:span text:style-name="T60">ej</text:span><text:span text:style-name="T59"> detail: Svitky bych komplet nechal kouzelníkovi (nebo čarodějovi, nebo tak nějak).</text:span></text:p>
      <text:p text:style-name="P140">Kouzelník má v podstatě jen dva obory: čaroděj je jen jinej název. Mág by se mohl od začátku soustředit na psychickou magii (a kouzelník/čaroděj by tudíž psychická kouzla vůbec neměl). Pak by ještě šlo udělat kouzelníka úplně jinak, vůbec ho nedělit na čaroděje a mágy a dát místo toho možnost vybrat si třeba dvě magické školy.</text:p>
      <text:p text:style-name="P141">S válečníkem je to dost podobný: Nevím, jestli má smysl mít několik samostatných válečnických povolání, šlo by místo toho udělat nějaké specializace v rámci válečníka (i když i ta různá povolání by fungovala).</text:p>
      <text:h text:style-name="P97" text:outline-level="1"><text:bookmark-start text:name="__RefHeading___Toc21875_1991418811"/>Tvoje postava<text:bookmark-end text:name="__RefHeading___Toc21875_1991418811"/></text:h>
      <text:h text:style-name="P98" text:outline-level="2"><text:bookmark-start text:name="__RefHeading___Toc21877_1991418811"/>Vlastnosti<text:bookmark-end text:name="__RefHeading___Toc21877_1991418811"/></text:h>
      <text:p text:style-name="P27">Vlastnosti jsou: Síla, Finesa, Duše.</text:p>
      <text:list xml:id="list561027489" text:style-name="L3">
        <text:list-item>
          <text:p text:style-name="P151"><text:span text:style-name="T84">Opiš</text:span> si vlastnosti podle rasy.</text:p>
        </text:list-item>
        <text:list-item>
          <text:p text:style-name="P151"><text:span text:style-name="T84">O</text:span>piš si vlastnost podle povolání. Pokud už <text:span text:style-name="T84">ji</text:span> máš za rasu stejn<text:span text:style-name="T84">ou</text:span> nebo v<text:span text:style-name="T84">yšší</text:span>, <text:span text:style-name="T84">nech ji beze změny</text:span>.</text:p>
        </text:list-item>
        <text:list-item>
          <text:p text:style-name="P151">Zvyš si libovolné vlastnosti podle svého výběru tak, aby součet byl 6. Žádná vlastnost <text:span text:style-name="T85">ale</text:span> nesmí být menší než 1 ani větší než 3.</text:p>
        </text:list-item>
      </text:list>
      <text:h text:style-name="P99" text:outline-level="2"><text:bookmark-start text:name="__RefHeading___Toc21879_1991418811"/>Rasy<text:bookmark-end text:name="__RefHeading___Toc21879_1991418811"/></text:h>
      <text:h text:style-name="P100" text:outline-level="3">Člověk</text:h>
      <text:p text:style-name="P7"><text:span text:style-name="T23">VELIKOST: 6<text:line-break/>VLASTNOSTI: </text:span><text:span text:style-name="T24">Libovolné<text:line-break/></text:span><text:span text:style-name="T25">SCHOPNOST: Všestrannost</text:span></text:p>
      <text:p text:style-name="P91">Všestrannost</text:p>
      <text:p text:style-name="P9">Jako člověk si můžeš <text:span text:style-name="T79">místo jedné z dovedností svého povolání</text:span> vzít jednu dovednost (nikoliv schopnost) od libovolného jiného povolání a dále ji rozvíjet. </text:p>
      <text:h text:style-name="Heading_20_4" text:outline-level="4"><text:soft-page-break/>Barbar</text:h>
      <text:p text:style-name="P8"><text:span text:style-name="T23">VELIKOST: 6<text:line-break/>VLASTNOSTI: </text:span><text:span text:style-name="T24">Síla 2<text:line-break/></text:span><text:span text:style-name="T25">SCHOPNOST: Všestrannost (stejně jako ostatní lidé)</text:span></text:p>
      <text:h text:style-name="P100" text:outline-level="3">Hobit</text:h>
      <text:p text:style-name="P10"><text:span text:style-name="T23">VELIKOST: </text:span><text:span text:style-name="T26">5</text:span><text:span text:style-name="T23"><text:line-break/>VLASTNOSTI: </text:span><text:span text:style-name="T26">Finesa</text:span><text:span text:style-name="T24"> 2, </text:span><text:span text:style-name="T28">Duše 2</text:span><text:span text:style-name="T24"><text:line-break/></text:span><text:span text:style-name="T25">SCHOPNOST: </text:span><text:span text:style-name="T26">Vytříbená chuť a čich</text:span></text:p>
      <text:p text:style-name="Example_20_Header">Vytříbená chuť a čich</text:p>
      <text:p text:style-name="P11">Hobiti mají citlivější chuť a čich než příslušníci ostatních ras. Jsou <text:span text:style-name="T80">to </text:span>díky tomu známí labužníci a velcí znalci různých nápojů, pokrmů a jiných poživatin, ale dává jim to výhodu i na dobrodružných výpravách: Neumí sice stopovat tak dobře jako psi, ale dokáží <text:span text:style-name="T81">například</text:span> čich<text:span text:style-name="T81">em poznat převlečenou osobu</text:span> a pouhým ochutnáním odhalí přítomnost jedů <text:span text:style-name="T82">nebo jiných nežádoucích přísad</text:span>.</text:p>
      <text:h text:style-name="P101" text:outline-level="3">Kudůk</text:h>
      <text:p text:style-name="P12"><text:span text:style-name="T23">VELIKOST: </text:span><text:span text:style-name="T26">5</text:span><text:span text:style-name="T23"><text:line-break/>VLASTNOSTI: </text:span><text:span text:style-name="T26">Finesa</text:span><text:span text:style-name="T24"> 2, </text:span><text:span text:style-name="T29">Duše 2</text:span><text:span text:style-name="T24"><text:line-break/></text:span><text:span text:style-name="T25">SCHOPNOST: </text:span><text:span text:style-name="T26">Vytříbená chuť a čich </text:span><text:span text:style-name="T27">(jako hobit)</text:span></text:p>
      <text:h text:style-name="P102" text:outline-level="3">Elf</text:h>
      <text:p text:style-name="P13"><text:span text:style-name="T23">VELIKOST: </text:span><text:span text:style-name="T30">6</text:span><text:span text:style-name="T23"><text:line-break/>VLASTNOSTI: </text:span><text:span text:style-name="T26">Finesa</text:span><text:span text:style-name="T24"> 2, </text:span><text:span text:style-name="T29">Duše 2<text:line-break/></text:span><text:span text:style-name="T25">SCHOPNOST: </text:span><text:span text:style-name="T33">Ostrý zrak</text:span></text:p>
      <text:p text:style-name="Example_20_Header"><text:soft-page-break/><text:span text:style-name="T32">O</text:span><text:span text:style-name="T22">strý zrak</text:span></text:p>
      <text:p text:style-name="P14"><text:span text:style-name="T22">Elfové mají ostřejší a citlivější zrak než ostatní rasy. Vidí dobře i za šera (ale ne v naprosté tmě) a rozeznají detaily </text:span><text:span text:style-name="T34">i </text:span><text:span text:style-name="T22">na v</text:span><text:span text:style-name="T34">elkou</text:span><text:span text:style-name="T22"> vzdálenost.</text:span></text:p>
      <text:h text:style-name="P102" text:outline-level="3">Trpaslík</text:h>
      <text:p text:style-name="P15"><text:span text:style-name="T23">VELIKOST: </text:span><text:span text:style-name="T30">6</text:span><text:span text:style-name="T23"><text:line-break/>VLASTNOSTI: </text:span><text:span text:style-name="T31">Síla</text:span><text:span text:style-name="T24"> 2, </text:span><text:span text:style-name="T29">Duše 2<text:line-break/></text:span><text:span text:style-name="T25">SCHOPNOST: </text:span><text:span text:style-name="T35">Infravidění</text:span></text:p>
      <text:p text:style-name="Example_20_Header">Infravidění</text:p>
      <text:p text:style-name="P16">Trpaslíci dokáží rozeznat teplejší předměty od studenějších. <text:span text:style-name="T83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102" text:outline-level="3">Kroll</text:h>
      <text:p text:style-name="P142">VELIKOST: 7<text:line-break/>VLASTNOSTI: Síla 2, Duše 2<text:line-break/>SCHOPNOST: Ultrasluch</text:p>
      <text:p text:style-name="Example_20_Header">Ultrasluch</text:p>
      <text:p text:style-name="P17">Krol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<text:soft-page-break/>Povolání tvé postavy<text:bookmark-end text:name="__RefHeading___Toc21881_1991418811"/></text:h>
      <text:h text:style-name="P104" text:outline-level="3">Válečník</text:h>
      <text:p text:style-name="P28"><text:span text:style-name="T23">VLASTNOST: </text:span><text:span text:style-name="T24">Síla 2</text:span></text:p>
      <text:list xml:id="list4216110264" text:style-name="L4">
        <text:list-item>
          <text:p text:style-name="P152"><text:span text:style-name="T24">N</text:span><text:span text:style-name="T22">a první úrovni si můžeš připoutat až dva magické předměty. S každou další úrovní si můžeš připoutat jeden navíc.</text:span></text:p>
        </text:list-item>
      </text:list>
      <text:h text:style-name="P105" text:outline-level="4">Dovednosti</text:h>
      <text:p text:style-name="P150">Ošetření zranění</text:p>
      <text:h text:style-name="Heading_20_4" text:outline-level="4"><text:span text:style-name="T24">S</text:span><text:span text:style-name="T22">chopnosti</text:span></text:h>
      <text:p text:style-name="P23"><text:span text:style-name="T22">Zastrašení, </text:span><text:span text:style-name="T39">Útok na dva cíle, </text:span><text:span text:style-name="T38">Sehranost</text:span></text:p>
      <text:h text:style-name="Heading_20_5" text:outline-level="5">Zastrašení</text:h>
      <text:p text:style-name="P29">Jde použít v boji (trigger může být třeba rozpůlení jednoho z protivníků) i mimo boj. Výsledek posuzuje PJ.</text:p>
      <text:h text:style-name="Heading_20_5" text:outline-level="5">Útok na <text:span text:style-name="T87">dva cíle</text:span></text:h>
      <text:p text:style-name="P31">Postih je jen -1. <text:span text:style-name="T88">Lze i s lukem (nabít dva šípy) nebo vrhacími zbraněmi (v každé ruce jedna).</text:span></text:p>
      <text:h text:style-name="P108" text:outline-level="5">Sehranost</text:h>
      <text:p text:style-name="P30">Vyžaduje alespoň týden společného tréninku a potom průběžné udržování (sem tam si zatrénovat).<text:line-break/><text:tab/>Pokud válečník bojuje bok po boku <text:span text:style-name="T89">někoho, s kým je sehraný</text:span>, <text:span text:style-name="T86">může si v každém kole vybrat:</text:span></text:p>
      <text:list xml:id="list3211807245" text:style-name="L5">
        <text:list-item>
          <text:p text:style-name="P155">Dá výhodu <text:span text:style-name="T86">tomuto spolubojovníkovi</text:span>.</text:p>
        </text:list-item>
        <text:list-item>
          <text:p text:style-name="P155"><text:span text:style-name="T86">Získá výhodu sám</text:span>.</text:p>
        </text:list-item>
      </text:list>
      <text:h text:style-name="P104" text:outline-level="3"><text:soft-page-break/>Hraničář</text:h>
      <text:p text:style-name="P28"><text:span text:style-name="T23">VLASTNOST: </text:span><text:span text:style-name="T36">Finesa</text:span><text:span text:style-name="T24"> 2<text:line-break/></text:span><text:span text:style-name="T46">MAGENERGIE: Duše + úroveň</text:span></text:p>
      <text:list xml:id="list3450350948" text:style-name="L6">
        <text:list-item>
          <text:p text:style-name="P157"><text:span text:style-name="T24">O</text:span><text:span text:style-name="T22">d první úrovně umíš získávat magenergii meditací (trvá zhruba 10 minut).</text:span></text:p>
        </text:list-item>
        <text:list-item>
          <text:p text:style-name="P143">Na každé úrovni se můžeš naučit jedno kouzlo.</text:p>
        </text:list-item>
        <text:list-item>
          <text:p text:style-name="P158"><text:span text:style-name="T24">N</text:span><text:span text:style-name="T22">a první úrovni získáš </text:span><text:span text:style-name="T6">pouto se zvířetem</text:span><text:span text:style-name="T22">. Vyber si, které zvíře tě provází.</text:span></text:p>
        </text:list-item>
        <text:list-item>
          <text:p text:style-name="P153"><text:span text:style-name="T24">N</text:span><text:span text:style-name="T22">a první úrovni si můžeš připoutat </text:span><text:span text:style-name="T61">jeden</text:span><text:span text:style-name="T22"> magick</text:span><text:span text:style-name="T61">ý</text:span><text:span text:style-name="T22"> předmět, </text:span><text:span text:style-name="T61">na třetí dva a na páté tři</text:span><text:span text:style-name="T22">.</text:span></text:p>
        </text:list-item>
        <text:list-item>
          <text:p text:style-name="P156"><text:span text:style-name="T24">N</text:span><text:span text:style-name="T41">a čtvrté úrovni se můžeš naučit jednu z mimosmyslových schopností </text:span><text:span text:style-name="T43">(telekinezi, pyrokinezi nebo telepatii)</text:span><text:span text:style-name="T41">.</text:span></text:p>
        </text:list-item>
      </text:list>
      <text:h text:style-name="P105" text:outline-level="4">Dovednosti</text:h>
      <text:p text:style-name="P150">Ošetření zranění</text:p>
      <text:h text:style-name="P106" text:outline-level="4">Schopnosti</text:h>
      <text:p text:style-name="P24"><text:span text:style-name="T24">P</text:span><text:span text:style-name="T22">outo se zvířetem, </text:span><text:span text:style-name="T40">Telekineze, Pyrokineze, Telepatie</text:span></text:p>
      <text:h text:style-name="Heading_20_5" text:outline-level="5"><text:span text:style-name="T24">P</text:span><text:span text:style-name="T22">outo se zvířetem</text:span></text:h>
      <text:p text:style-name="P144">Zvíře rozumí složitým slovním příkazům.</text:p>
      <text:p text:style-name="P37"><text:span text:style-name="T22">Nebezpečnost zvířete může být maximálně rovna tvé úrovni, můžeš ale mít mládě (takže mu nebezpečnost postupně poroste </text:span><text:span text:style-name="T42">s tím, jak se ti bude zvyšovat úroveň</text:span><text:span text:style-name="T22">).</text:span></text:p>
      <text:h text:style-name="Heading_20_5" text:outline-level="5">Mluvení se zvířaty</text:h>
      <text:p text:style-name="P145">/* To je možná spíš druidská schopnost? */</text:p>
      <text:p text:style-name="P146">Zvíře dokáže „mluvit“ jen o tom, čemu samo rozumí.</text:p>
      <text:h text:style-name="Heading_20_5" text:outline-level="5"><text:soft-page-break/>Telekineze</text:h>
      <text:p text:style-name="P32"><text:span text:style-name="T66">Dosah:</text:span> (Duše<text:span text:style-name="T90">)</text:span> metrů.</text:p>
      <text:p text:style-name="P32"><text:span text:style-name="T92">Pomocí </text:span><text:span text:style-name="T67">soustředění</text:span> <text:span text:style-name="T92">můžeš </text:span>hýbat předměty o váze až (Duše) kilogramů.</text:p>
      <text:h text:style-name="P109" text:outline-level="5">Pyrokineze</text:h>
      <text:p text:style-name="P33"><text:span text:style-name="T66">Dosah:</text:span> (Duše<text:span text:style-name="T90">)</text:span> metrů.</text:p>
      <text:p text:style-name="P35"><text:span text:style-name="T92">Dokážeš zapálit oheň pomocí </text:span><text:span text:style-name="T67">soustředění</text:span>. Živé tvory <text:span text:style-name="T92">pyrokineze</text:span> přímo nezraňuje (následný oheň je zranit může).</text:p>
      <text:h text:style-name="P110" text:outline-level="5">Tele<text:span text:style-name="T91">patie</text:span></text:h>
      <text:p text:style-name="P34"><text:span text:style-name="T66">Dosah:</text:span> (Duše<text:span text:style-name="T90">)</text:span> metrů.</text:p>
      <text:p text:style-name="P36"><text:span text:style-name="T92">Po dobu </text:span><text:span text:style-name="T67">soustředění</text:span><text:span text:style-name="T92"> můžeš </text:span>s někým „mluvit“ v myšlenkách. Bez znalosti jazyka si nebudete rozum<text:span text:style-name="T92">ě</text:span>t. <text:span text:style-name="T93">Cíl se může po navázání spojení vzdálit z dosahu.</text:span></text:p>
      <text:h text:style-name="P107" text:outline-level="4"><text:span text:style-name="T24">K</text:span><text:span text:style-name="T22">ouzla</text:span></text:h>
      <text:p text:style-name="P41"><text:span text:style-name="T44">K </text:span><text:span text:style-name="T22">hraničářským kouzlům se nepočítá postih za zbroj.</text:span></text:p>
      <text:h text:style-name="P111" text:outline-level="5"><text:span text:style-name="T44">N</text:span><text:span text:style-name="T22">ajdi zvíře</text:span></text:h>
      <text:p text:style-name="P39"><text:span text:style-name="T6">Cena:</text:span><text:span text:style-name="T18"> 1 mag<text:line-break/></text:span><text:span text:style-name="T7">Dosah:</text:span><text:span text:style-name="T45"> (Duše) hodin cesty.</text:span></text:p>
      <text:p text:style-name="P147">Vycítíš směr k nejbližšímu zvířeti druhu, na který pomyslíš.</text:p>
      <text:h text:style-name="Heading_20_5" text:outline-level="5">Najdi pachovou stopu</text:h>
      <text:p text:style-name="P44"><text:span text:style-name="T66">Cena:</text:span> 1 mag</text:p>
      <text:p text:style-name="P44">Po dobu <text:span text:style-name="T66">soustředění</text:span> dokážeš stopovat čichem jako pes.</text:p>
      <text:h text:style-name="P112" text:outline-level="5"><text:soft-page-break/>Zpomalení jedu</text:h>
      <text:p text:style-name="P38"><text:span text:style-name="T66">Cena:</text:span><text:span text:style-name="T71"> 1 mag<text:line-break/></text:span><text:span text:style-name="T68">Dosah:</text:span><text:span text:style-name="T94"> </text:span>d<text:span text:style-name="T94">otyk</text:span></text:p>
      <text:p text:style-name="P40">Kouzlo prodlouží latenci jedu <text:span text:style-name="T95">v cíli</text:span> o 1 den.</text:p>
      <text:h text:style-name="Heading_20_5" text:outline-level="5">Uzdrav zranění</text:h>
      <text:p text:style-name="P42"><text:span text:style-name="T66">Cena:</text:span> 3 magy<text:line-break/><text:span text:style-name="T66">Dosah:</text:span> kontaktní</text:p>
      <text:p text:style-name="P42">Vyléčí <text:span text:style-name="T96">(</text:span>Duše <text:span text:style-name="T98">hraničáře)</text:span> životů. <text:span text:style-name="T97">Znovu účinkuje na stejný cíl až poté, co se doléčí do plných životů.</text:span></text:p>
      <text:p text:style-name="P42">/<text:span text:style-name="T98">* TODO: Balance. Buď to musí být jen jednou za boj, nebo to musí léčit míň. */</text:span></text:p>
      <text:h text:style-name="Heading_20_5" text:outline-level="5">Uzdrav nemocného</text:h>
      <text:p text:style-name="P43"><text:span text:style-name="T66">Cena:</text:span> 3 magy<text:line-break/><text:span text:style-name="T66">Dosah:</text:span> kontaktní<text:line-break/><text:span text:style-name="T69">Sesílání:</text:span><text:span text:style-name="T99"> 10 minut</text:span></text:p>
      <text:p text:style-name="P45">Vyléčí většinu běžných (nemagických) nemocí. Smrtelné nemoci pouze zmírní natolik, že pacient přežije.</text:p>
      <text:h text:style-name="Heading_20_5" text:outline-level="5">Uklidni bestii</text:h>
      <text:p text:style-name="P46"><text:span text:style-name="T66">Cena:</text:span> 2 magy<text:line-break/><text:span text:style-name="T66">Dosah:</text:span> krátký</text:p>
      <text:p text:style-name="P46">Kouzlo zklidní obyčejné, nemagické zvíře natolik, že ztratí chuť útočit. Pokud je ale něco znovu rozdráždí, účinek pomine.</text:p>
      <text:h text:style-name="P104" text:outline-level="3">Alchymista</text:h>
      <text:p text:style-name="P28"><text:span text:style-name="T23">VLASTNOST: </text:span><text:span text:style-name="T36">Finesa</text:span><text:span text:style-name="T24"> 2</text:span></text:p>
      <text:list xml:id="list145558223222769" text:continue-list="list530881483" text:style-name="L2">
        <text:list-item>
          <text:p text:style-name="P159"><text:soft-page-break/><text:span text:style-name="T129">Z</text:span>a den <text:span text:style-name="T101">(mezi dvěma vydatnými spánky) můžeš</text:span> zpracovat jen určité množství magenergie: <text:span text:style-name="T102">Duše + úroveň.</text:span></text:p>
          <text:list>
            <text:list-item>
              <text:p text:style-name="P160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161">Na výrobu předmětů je potřeba aparatura, která se vejde do malé truhlice, nebo laboratoř.</text:p>
        </text:list-item>
        <text:list-item>
          <text:p text:style-name="P162">Předměty vyrobené „<text:span text:style-name="T130">v terénu</text:span>“ si své magické vlastnosti uchovají jen několik hodin.</text:p>
        </text:list-item>
        <text:list-item>
          <text:p text:style-name="P162">Při přechodu na každou úroveň můžeš vyrobit počet předmětů rovný tvé Finese, jejichž kouzelné vlastnosti <text:span text:style-name="T131">nikdy</text:span> nevyprchají.</text:p>
          <text:list>
            <text:list-item>
              <text:p text:style-name="P162">/<text:span text:style-name="T132">* Stojí za to tohle trackovat? Asi spíš ne a beztak je lepší, když alchymista bude průběžně něco míchat. Každopádně musí nějak jít „neprchavé“ lektvary vyrobit, aby je postavy mohly nacházet v dungeonech */</text:span></text:p>
            </text:list-item>
          </text:list>
        </text:list-item>
      </text:list>
      <text:h text:style-name="Heading_20_3" text:outline-level="3">Schopnosti</text:h>
      <text:list xml:id="list1246604432" text:style-name="L7">
        <text:list-item>
          <text:p text:style-name="P163">Od první úrovně poznáš magické i nemagické suroviny a můžeš z nich vyrábět předměty, jejichž recepty se naučíš.</text:p>
        </text:list-item>
        <text:list-item>
          <text:p text:style-name="P164">Na první úrovni si můžeš vybrat 2 recepty. Na každé další úrovni se naučíš <text:span text:style-name="T133">jeden</text:span> <text:span text:style-name="T134">nový</text:span>.</text:p>
        </text:list-item>
        <text:list-item>
          <text:p text:style-name="P154"><text:span text:style-name="T24">N</text:span><text:span text:style-name="T22">a první úrovni si můžeš připoutat </text:span><text:span text:style-name="T61">jeden</text:span><text:span text:style-name="T22"> magick</text:span><text:span text:style-name="T61">ý</text:span><text:span text:style-name="T22"> předmět, </text:span><text:span text:style-name="T61">na třetí dva a na páté tři</text:span><text:span text:style-name="T22">.</text:span></text:p>
        </text:list-item>
      </text:list>
      <text:p text:style-name="P76">TODO: Dovednosti.</text:p>
      <text:p text:style-name="P76">TODO: Limit na počet magických předmětů.</text:p>
      <text:h text:style-name="Heading_20_5" text:outline-level="5"><text:soft-page-break/>Léčivý lektvar</text:h>
      <text:p text:style-name="P48"><text:span text:style-name="T70">Potřebná magenergie</text:span><text:span text:style-name="T66">:</text:span> 1 mag</text:p>
      <text:p text:style-name="P47"><text:span text:style-name="T104">V průběhu krátkého odpočinku v</text:span>yléčí (Duše <text:span text:style-name="T104">alchymisty + 6</text:span>) životů <text:span text:style-name="T104">(nevrací životy v boji)</text:span>. <text:span text:style-name="T97">Znovu účinkuje na stejný cíl až poté, co se doléčí do plných životů.</text:span></text:p>
      <text:h text:style-name="Heading_20_5" text:outline-level="5">Antigravitační cloumák</text:h>
      <text:p text:style-name="P48"><text:span text:style-name="T70">Potřebná magenergie</text:span><text:span text:style-name="T66">:</text:span> 1 mag<text:line-break/><text:span text:style-name="T70">Trvání:</text:span><text:span text:style-name="T105"> několik minut</text:span></text:p>
      <text:p text:style-name="P63">Cíl spolu se vším, co nese, bude po dobu působení pociťovat slabší gravitaci (zhruba jako na Měsíci).</text:p>
      <text:h text:style-name="Heading_20_5" text:outline-level="5">Čarovná rtuť</text:h>
      <text:p text:style-name="P49"><text:span text:style-name="T8">Potřebná magenergie</text:span><text:span text:style-name="T6">:</text:span><text:span text:style-name="T22"> 1 mag<text:line-break/></text:span><text:span text:style-name="T9">Trvání:</text:span><text:span text:style-name="T51"> Do prvního úspěšného použití</text:span></text:p>
      <text:p text:style-name="P64"><text:span text:style-name="T22">Jestliže se někde v </text:span><text:span text:style-name="T49">krátké</text:span><text:span text:style-name="T22"> vzdálenosti, vyskytuje zlato, </text:span>stříbro či drahé kamení, kulička<text:span text:style-name="T4"> </text:span><text:span text:style-name="T22">se </text:span><text:span text:style-name="T48">k němu</text:span><text:span text:style-name="T22"> začne kutálet. </text:span><text:span text:style-name="T50">Po úspěšném použití své schopnosti ztrácí.</text:span></text:p>
      <text:h text:style-name="P114" text:outline-level="5">Lektvar chladných vod</text:h>
      <text:p text:style-name="P50"><text:span text:style-name="T8">Potřebná magenergie</text:span><text:span text:style-name="T10">:</text:span><text:span text:style-name="T50"> 1 mag<text:line-break/></text:span><text:span text:style-name="T9">Trvání:</text:span><text:span text:style-name="T51"> </text:span><text:span text:style-name="T52">Několik minut</text:span></text:p>
      <text:p text:style-name="P165">Postavě, která tento lektvar vypila, se po dobu jeho působení jakékoliv utrpěné zranění ohněm snižuje o 3.</text:p>
      <text:h text:style-name="P113" text:outline-level="5"><text:span text:style-name="T50">Lektvar mlhovin</text:span><text:span text:style-name="T53">y</text:span></text:h>
      <text:p text:style-name="P51"><text:span text:style-name="T8">Potřebná magenergie</text:span><text:span text:style-name="T10">:</text:span><text:span text:style-name="T50"> 1 mag<text:line-break/></text:span><text:span text:style-name="T9">Trvání:</text:span><text:span text:style-name="T51"> </text:span><text:span text:style-name="T52">Několik minut</text:span></text:p>
      <text:p text:style-name="P51"><text:span text:style-name="T108">Mlžná forma po dobu působení (bez výbavy a oblečení)</text:span><text:span text:style-name="T107">.</text:span></text:p>
      <text:h text:style-name="P116" text:outline-level="5"><text:soft-page-break/><text:span text:style-name="T50">Lektvar </text:span><text:span text:style-name="T54">obří síly</text:span></text:h>
      <text:p text:style-name="P25"><text:span text:style-name="T121">Potřebná magenergie</text:span><text:span text:style-name="T122">:</text:span><text:span text:style-name="T109"> 1 mag<text:line-break/></text:span><text:span text:style-name="T123">Trvání:</text:span><text:span text:style-name="T110"> </text:span><text:span text:style-name="T107">Několik minut</text:span></text:p>
      <text:p text:style-name="P26"><text:span text:style-name="T107">P</text:span><text:span text:style-name="T106">o dobu působení zvýší sílu o 2, ale sníží Duši a Finesu o 1.</text:span></text:p>
      <text:p text:style-name="P166">/* Tohle bude strašně must-have pro válečníky. Kdyby to bylo vzácný tak asi ok, ale když to bude alchymista moct vyrábět na počkání, tak to bude znamenat prakticky permanentní +2 pro Válečníka, to určitě není ok. */</text:p>
      <text:h text:style-name="P117" text:outline-level="5">Lektvar zmenšování</text:h>
      <text:p text:style-name="P52"><text:span text:style-name="T121">Potřebná magenergie</text:span><text:span text:style-name="T122">:</text:span><text:span text:style-name="T109"> 1 mag<text:line-break/></text:span><text:span text:style-name="T123">Trvání:</text:span><text:span text:style-name="T110"> </text:span><text:span text:style-name="T107">Několik minut</text:span></text:p>
      <text:p text:style-name="P66"><text:span text:style-name="T107">P</text:span><text:span text:style-name="T106">o dobu trvání se postava zmenší na polovinu spolu se vším, co nese. Na polovinu se jí tím sníží Velikost (a tedy počet životů – aktuální i maximální). Vlastnosti se nezmění.</text:span></text:p>
      <text:p text:style-name="P65"><text:span text:style-name="T112">/* Síla by možná mohla klesnout, ale asi nemusí</text:span><text:span text:style-name="T111"> </text:span><text:span text:style-name="T112">*/</text:span></text:p>
      <text:h text:style-name="P118" text:outline-level="5">Megacloumák</text:h>
      <text:p text:style-name="P53"><text:span text:style-name="T121">Potřebná magenergie</text:span><text:span text:style-name="T122">:</text:span><text:span text:style-name="T109"> 1 mag<text:line-break/></text:span><text:span text:style-name="T123">Trvání:</text:span><text:span text:style-name="T110"> </text:span><text:span text:style-name="T107">Několik minut</text:span></text:p>
      <text:p text:style-name="P53"><text:span text:style-name="T109">Odstraní mdloby, ochromení, paralýzu </text:span><text:span text:style-name="T127">a</text:span><text:span text:style-name="T109"> křeče </text:span><text:span text:style-name="T127">a </text:span><text:span text:style-name="T113">po dobu trvání</text:span><text:span text:style-name="T127"> probere postavu z bezv</text:span><text:span text:style-name="T113">ědomí.</text:span></text:p>
      <text:h text:style-name="P119" text:outline-level="5">Pavoučí lektvar</text:h>
      <text:p text:style-name="P54"><text:span text:style-name="T121">Potřebná magenergie</text:span><text:span text:style-name="T122">:</text:span><text:span text:style-name="T109"> 1 mag<text:line-break/></text:span><text:span text:style-name="T123">Trvání:</text:span><text:span text:style-name="T110"> </text:span><text:span text:style-name="T107">Několik minut</text:span></text:p>
      <text:p text:style-name="P67"><text:span text:style-name="T107">P</text:span><text:span text:style-name="T106">o dobu trvání se postava udrží na jakémkoliv pevném povrchu.</text:span></text:p>
      <text:h text:style-name="P120" text:outline-level="5">Lektvar rychlosti</text:h>
      <text:p text:style-name="P55"><text:span text:style-name="T121">Potřebná magenergie</text:span><text:span text:style-name="T122">:</text:span><text:span text:style-name="T109"> 1 mag<text:line-break/></text:span><text:span text:style-name="T123">Trvání:</text:span><text:span text:style-name="T110"> </text:span><text:span text:style-name="T107">Několik minut</text:span></text:p>
      <text:p text:style-name="P68"><text:soft-page-break/><text:span text:style-name="T107">Z</text:span><text:span text:style-name="T106">dvojnásobí rychlost běhu (postava bude běhat zhruba stejně rychle jako kůň).</text:span></text:p>
      <text:h text:style-name="P121" text:outline-level="5">Detekční hůlka</text:h>
      <text:p text:style-name="P56"><text:span text:style-name="T121">Potřebná magenergie</text:span><text:span text:style-name="T122">:</text:span><text:span text:style-name="T109"> </text:span><text:span text:style-name="T114">2</text:span><text:span text:style-name="T109"> mag</text:span><text:span text:style-name="T114">y</text:span><text:span text:style-name="T109"><text:line-break/></text:span><text:span text:style-name="T123">Trvání:</text:span><text:span text:style-name="T110"> </text:span><text:span text:style-name="T107">Několik minut</text:span></text:p>
      <text:p text:style-name="P69"><text:span text:style-name="T107">U</text:span><text:span text:style-name="T106">možní najít tajné východy nebo schránky. Nedává ale znalost, jak je otevřít, ani jestli jsou zapas</text:span><text:span text:style-name="T115">tě</text:span><text:span text:style-name="T106">né.</text:span></text:p>
      <text:h text:style-name="Heading_20_5" text:outline-level="5">Lakmusový papírek</text:h>
      <text:p text:style-name="P57"><text:span text:style-name="T121">Potřebná magenergie</text:span><text:span text:style-name="T122">:</text:span><text:span text:style-name="T109"> </text:span><text:span text:style-name="T114">2</text:span><text:span text:style-name="T109"> mag</text:span><text:span text:style-name="T114">y</text:span></text:p>
      <text:p text:style-name="P70"><text:span text:style-name="T114">Z</text:span><text:span text:style-name="T106">jistí složení jakékoliv kapaliny (mimo jiné rozpozná účinek lektvaru).</text:span></text:p>
      <text:h text:style-name="P122" text:outline-level="5">Černá zhouba</text:h>
      <text:p text:style-name="P58"><text:span text:style-name="T121">Potřebná magenergie</text:span><text:span text:style-name="T122">: </text:span><text:span text:style-name="T118">1</text:span><text:span text:style-name="T109"> mag<text:line-break/></text:span><text:span text:style-name="T125">S</text:span><text:span text:style-name="T126">íla jedu:</text:span><text:span text:style-name="T116"> 7<text:line-break/></text:span><text:span text:style-name="T124">Latence:</text:span><text:span text:style-name="T117"> 1 minuta</text:span></text:p>
      <text:p text:style-name="P71"><text:span text:style-name="T116">P</text:span><text:span text:style-name="T106">aralytický jed.</text:span></text:p>
      <text:h text:style-name="P123" text:outline-level="5">Jablečná vůně</text:h>
      <text:p text:style-name="P59"><text:span text:style-name="T121">Potřebná magenergie</text:span><text:span text:style-name="T122">: </text:span><text:span text:style-name="T118">1</text:span><text:span text:style-name="T109"> mag<text:line-break/></text:span><text:span text:style-name="T125">S</text:span><text:span text:style-name="T126">íla jedu:</text:span><text:span text:style-name="T116"> </text:span><text:span text:style-name="T118">6</text:span><text:span text:style-name="T116"><text:line-break/></text:span><text:span text:style-name="T124">Latence:</text:span><text:span text:style-name="T117"> </text:span><text:span text:style-name="T118">5 kol</text:span></text:p>
      <text:p text:style-name="P73"><text:span text:style-name="T118">P</text:span><text:span text:style-name="T106">lynný jed.</text:span></text:p>
      <text:h text:style-name="P124" text:outline-level="5">Vlčí mor</text:h>
      <text:p text:style-name="P60"><text:span text:style-name="T121">Potřebná magenergie</text:span><text:span text:style-name="T122">: </text:span><text:span text:style-name="T118">1</text:span><text:span text:style-name="T109"> mag<text:line-break/></text:span><text:span text:style-name="T125">S</text:span><text:span text:style-name="T126">íla jedu:</text:span><text:span text:style-name="T116"> </text:span><text:span text:style-name="T119">6</text:span><text:span text:style-name="T116"><text:line-break/></text:span><text:span text:style-name="T124">Latence:</text:span><text:span text:style-name="T117"> </text:span><text:span text:style-name="T120">1</text:span><text:span text:style-name="T119">30</text:span><text:span text:style-name="T117"> minut</text:span></text:p>
      <text:p text:style-name="P74"><text:span text:style-name="T117">J</text:span><text:span text:style-name="T106">ed na otravu šípů a podobně.</text:span></text:p>
      <text:h text:style-name="P125" text:outline-level="5"><text:soft-page-break/>Melenova pomsta</text:h>
      <text:p text:style-name="P61"><text:span text:style-name="T121">Potřebná magenergie</text:span><text:span text:style-name="T122">: </text:span><text:span text:style-name="T118">1</text:span><text:span text:style-name="T109"> mag<text:line-break/></text:span><text:span text:style-name="T125">S</text:span><text:span text:style-name="T126">íla jedu:</text:span><text:span text:style-name="T116"> </text:span><text:span text:style-name="T120">7</text:span><text:span text:style-name="T116"><text:line-break/></text:span><text:span text:style-name="T124">Latence:</text:span><text:span text:style-name="T117"> </text:span><text:span text:style-name="T120">1</text:span><text:span text:style-name="T117"> </text:span><text:span text:style-name="T120">hodina</text:span></text:p>
      <text:p text:style-name="P75"><text:span text:style-name="T120">J</text:span><text:span text:style-name="T106">ed do nápojů.</text:span></text:p>
      <text:h text:style-name="P104" text:outline-level="3">Kouzelník</text:h>
      <text:p text:style-name="P78"><text:span text:style-name="T23">VLASTNOST: </text:span><text:span text:style-name="T36">Duše</text:span><text:span text:style-name="T24"> 2<text:line-break/></text:span><text:span text:style-name="T46">MAGENERGIE: Duše + úroveň</text:span></text:p>
      <text:list xml:id="list145559476884381" text:continue-numbering="true" text:style-name="L7">
        <text:list-item>
          <text:p text:style-name="P154"><text:span text:style-name="T24">Na první úrovni si můžeš připoutat </text:span><text:span text:style-name="T61">jeden</text:span><text:span text:style-name="T24"> magick</text:span><text:span text:style-name="T61">ý</text:span><text:span text:style-name="T24"> předmět, </text:span><text:span text:style-name="T61">na třetí dva a na páté tři</text:span><text:span text:style-name="T24">.</text:span></text:p>
        </text:list-item>
        <text:list-item>
          <text:p text:style-name="P148">Od první úrovně umíš získávat magenergii meditací (trvá zhruba 10 minut).</text:p>
        </text:list-item>
        <text:list-item>
          <text:p text:style-name="P167"><text:span text:style-name="T24">N</text:span><text:span text:style-name="T22">a každé úrovni se můžeš naučit dvě kouzla.</text:span></text:p>
        </text:list-item>
      </text:list>
      <text:h text:style-name="P103" text:outline-level="3">Zloděj</text:h>
      <text:p text:style-name="P77"><text:span text:style-name="T23">VLASTNOST: </text:span><text:span text:style-name="T37">Finesa</text:span><text:span text:style-name="T24"> 2</text:span></text:p>
      <text:list xml:id="list145558386501002" text:continue-numbering="true" text:style-name="L7">
        <text:list-item>
          <text:p text:style-name="P154"><text:span text:style-name="T24">Na první úrovni si můžeš připoutat </text:span><text:span text:style-name="T61">jeden</text:span><text:span text:style-name="T24"> magick</text:span><text:span text:style-name="T61">ý</text:span><text:span text:style-name="T24"> předmět, </text:span><text:span text:style-name="T61">na třetí dva a na páté tři</text:span><text:span text:style-name="T24">.</text:span></text:p>
        </text:list-item>
      </text:list>
      <text:h text:style-name="Heading_20_1" text:outline-level="1"><text:bookmark-start text:name="__RefHeading___Toc21883_1991418811"/>Dovednosti<text:bookmark-end text:name="__RefHeading___Toc21883_1991418811"/></text:h>
      <text:h text:style-name="P126" text:outline-level="5">Ošetření zranění</text:h>
      <text:p text:style-name="P21">Životy vrácené ošetřením jsou 1 + stupeň dovednosti (bez léčitelských potřeb o 1 méně). <text:span text:style-name="T97">Znovu účinkuje na stejný cíl až poté, co se doléčí do plných životů.</text:span></text:p>
      <text:p text:style-name="P21"/>
      <text:p text:style-name="P169">Z OSR:</text:p>
      <text:p text:style-name="P169">Dovednosti:</text:p>
      <text:p text:style-name="P173">Plavání</text:p>
      <text:p text:style-name="P173">Akrobacie</text:p>
      <text:p text:style-name="P173">Jízdní akrobacie</text:p>
      <text:p text:style-name="P173">Lov a stopování</text:p>
      <text:p text:style-name="P173">Orientace a přežití v divočině</text:p>
      <text:p text:style-name="P173"><text:span text:style-name="T138">Odstra</text:span><text:span text:style-name="T65">ňování</text:span> pastí</text:p>
      <text:p text:style-name="P173">Otevírání zámků</text:p>
      <text:p text:style-name="P173">Léčitelství</text:p>
      <text:p text:style-name="P173">Přetvářka a převleky</text:p>
      <text:p text:style-name="P173">Břichomluvectví</text:p>
      <text:p text:style-name="P173">Odezírání ze rtů</text:p>
      <text:p text:style-name="P173"><text:span text:style-name="T4">Š</text:span>plhání</text:p>
      <text:p text:style-name="P173">Zpracování úlovku a vaření</text:p>
      <text:p text:style-name="P171">Kapsářství</text:p>
      <text:p text:style-name="P170">Znalosti:</text:p>
      <text:p text:style-name="P173"><text:soft-page-break/>Navigace</text:p>
      <text:p text:style-name="P173">Znalost jedů</text:p>
      <text:p text:style-name="P173">Počítání (složitější než na prstech)</text:p>
      <text:p text:style-name="P173">Obecná řeč (umíš automaticky)</text:p>
      <text:p text:style-name="P173">Elfština</text:p>
      <text:p text:style-name="P173">Elfská abeceda (používá se také pro zápis obecné řeči)</text:p>
      <text:p text:style-name="P173">Trpasličtina</text:p>
      <text:p text:style-name="P173">Trpaslické runy</text:p>
      <text:p text:style-name="P173">Severština</text:p>
      <text:p text:style-name="P173">Severské runy</text:p>
      <text:p text:style-name="P173">Jižanština</text:p>
      <text:p text:style-name="P173">Jižanské lineární písmo</text:p>
      <text:p text:style-name="P173">Orčtina</text:p>
      <text:p text:style-name="P173">Orcké slabičné písmo</text:p>
      <text:p text:style-name="P173">Goblinština (píše se trpaslickými runami)</text:p>
      <text:p text:style-name="P173">Staroelfština (mrtvý jazyk)</text:p>
      <text:p text:style-name="P173">Staroelfské runy</text:p>
      <text:p text:style-name="P173">Starotrpasličtina (mrtvý jazyk)</text:p>
      <text:p text:style-name="P172">Starotrpaslické runy</text:p>
      <text:p text:style-name="P21"/>
      <text:p text:style-name="P21"/>
      <text:p text:style-name="P21"/>
      <text:p text:style-name="P21"/>
      <text:p text:style-name="P21"/>
      <text:p text:style-name="P21"/>
      <text:p text:style-name="P169"><text:soft-page-break/>Z 1.10:</text:p>
      <text:h text:style-name="P115" text:outline-level="5">Sdružené dovednosti</text:h>
      <text:p text:style-name="P149">Sdružené dovednosti pokrývají drtivou většinu činností a situací, na které při hře narazíte, většinu profibodů je tedy vhodné utratit právě za ně.</text:p>
      <text:p text:style-name="P81"/>
      <text:h text:style-name="P128" text:outline-level="6">Fyzická zdatnost</text:h>
      <text:p text:style-name="P81">Cena: 4 profibody za každý bod hodnocení</text:p>
      <text:p text:style-name="P81"><text:span text:style-name="T73">Specializace:</text:span><text:span text:style-name="T71"> </text:span><text:span text:style-name="T72">Síla, Výdrž, Běh, Skok, Pochod, Šplh</text:span></text:p>
      <text:p text:style-name="P81"/>
      <text:h text:style-name="P128" text:outline-level="6">Boj zblízka</text:h>
      <text:p text:style-name="P81">Cena: 4 profibody za každý bod hodnocení</text:p>
      <text:p text:style-name="P81">Specializace: <text:span text:style-name="T74">Biče, Boj beze zbraně, Zápas, Nože a dýky, </text:span><text:span text:style-name="T20">Šavle a meče </text:span><text:span text:style-name="T63">(</text:span><text:span text:style-name="T77">včetně tesáku)</text:span><text:span text:style-name="T74">, </text:span><text:span text:style-name="T20">Pádné zbraně </text:span><text:span text:style-name="T16">(sekery, kladiva, kyje, obušek</text:span><text:span text:style-name="T73">)</text:span><text:span text:style-name="T77">,</text:span><text:span text:style-name="T74"> Řemdihy, Meč a štít, Pádná zbraň a štít, Řemdih a štít, </text:span><text:span text:style-name="T20">Tyčové zbraně, </text:span><text:span text:style-name="T74">Cepy, Uhýbání, Boj se dvěma zbraněmi </text:span><text:span text:style-name="T73">(každá kombinace kategorií zbraní je samostatná specializace)</text:span><text:span text:style-name="T77">,</text:span><text:span text:style-name="T74"> Boj z jezdeckého zvířete</text:span><text:span text:style-name="T73"> (boj z jezdeckého zvířete s každou kategorií zbraní je samostatná specializace)</text:span><text:span text:style-name="T77">, </text:span><text:span text:style-name="T21">Škrtící šňůra</text:span></text:p>
      <text:p text:style-name="P81">Boj zblízka zahrnuje schopnost bojovat se všemi druhy štítů a zbraní pro boj zblízka, kombinacemi zbraní a také beze zbraně. Kromě toho umožňuje bránit se Uhýbáním proti útokům zblízka, střelnými a vrhacími zbraněmi a dokonce i některými kouzly.</text:p>
      <text:p text:style-name="P81"/>
      <text:h text:style-name="P128" text:outline-level="6">Střelba</text:h>
      <text:p text:style-name="P81">Cena: 4 profibody za každý bod hodnocení</text:p>
      <text:p text:style-name="P81"><text:soft-page-break/><text:span text:style-name="T73">Specializace:</text:span><text:span text:style-name="T72"> </text:span><text:span text:style-name="T74">Foukačka, Prak, </text:span><text:span text:style-name="T20">Tyčový prak, </text:span><text:span text:style-name="T74">Kuše, Luky, Střelba z jezdeckého zvířete</text:span><text:span text:style-name="T77"> (střelba z jezdeckého zvířete s každou kategorií střelných zbraní je samostatná specializace), </text:span><text:span text:style-name="T74">Střelba ze dvou minikuší</text:span></text:p>
      <text:p text:style-name="P81">Střelba umožňuje účinně používat všechny druhy ručních střelných zbraní.</text:p>
      <text:p text:style-name="P81"/>
      <text:h text:style-name="P128" text:outline-level="6">Vrhací zbraně</text:h>
      <text:p text:style-name="P81">Cena: 4 profibody za každý bod hodnocení</text:p>
      <text:p text:style-name="P81"><text:span text:style-name="T17">Specializace:</text:span><text:span text:style-name="T12"> Vrhací dýky, Vrhací hvězdice, Vrhací šipky, Kameny a granáty, Vrhací disk, Vrhací sekery, Oštěpy, Vrh z jezdeckého zvířete</text:span></text:p>
      <text:p text:style-name="P81">Sdružená dovednost Vrhací zbraně umožňuje účinně používat všechny druhy vrhacích zbraní. Některé vrhací zbraně (například vrhací dýku nebo sekeru) není možné účinně použít s nulovým hodnocením této dovednosti, jiné (například oštěp) ano.</text:p>
      <text:p text:style-name="P81"/>
      <text:h text:style-name="P128" text:outline-level="6">Přírodní magie</text:h>
      <text:p text:style-name="P81">Cena: 4 profibody za každý bod hodnocení</text:p>
      <text:p text:style-name="P81">Sdružená dovednost Přírodní magie představuje znalost postupů vyvolávání hraničářských kouzel. Může se ji naučit každý, ale jen hraničář s její pomocí dokáže kouzlit. Po ostatní povolání tato dovednost přestavuje pouze znalost účinků hraničářských kouzel a schopnost poznat, jaké zaklínadlo hraničář použil.</text:p>
      <text:p text:style-name="P81"/>
      <text:h text:style-name="P128" text:outline-level="6">Zálesácké učení</text:h>
      <text:p text:style-name="P81">Cena: 4 profibody za každý bod hodnocení</text:p>
      <text:p text:style-name="P81"><text:soft-page-break/><text:span text:style-name="T73">Specializace:</text:span><text:span text:style-name="T77"> </text:span><text:span text:style-name="T74">Lov, Stopování a zametání stop, Plížení, Líčení pastí na zvěř, Znalost divočiny, Krocení a cvičení zvířat, Rybaření, Bylinkářství, Vnímání</text:span></text:p>
      <text:p text:style-name="P81">Zálesácké učení sdružuje dovednosti potřebné k přežití a orientaci v divočině.</text:p>
      <text:p text:style-name="P81"/>
      <text:h text:style-name="P128" text:outline-level="6">Léčitelství</text:h>
      <text:p text:style-name="P81">Cena: 4 profibody za každý bod hodnocení</text:p>
      <text:p text:style-name="P81"><text:span text:style-name="T73">Specializace:</text:span><text:span text:style-name="T77"> </text:span><text:span text:style-name="T74">Léčení, </text:span><text:span text:style-name="T20">První pomoc, Pitva, </text:span><text:span text:style-name="T75">Výroba léčiv a protijedů, </text:span><text:span text:style-name="T74">Bylinkářství, </text:span><text:span text:style-name="T20">Znalost jedů a protijedů, </text:span><text:span text:style-name="T74"><text:s/>Anatomie</text:span></text:p>
      <text:p text:style-name="P81">Sdružená dovednost léčitelství zahrnuje znalosti dlouhodobé léčby, poskytování první pomoci, znalost různých druhů lékařských zákroků, schopnost vyrábět léčiva a protijedy, také znalosti anatomie, bylinek a účinků jedů.</text:p>
      <text:p text:style-name="P81"/>
      <text:h text:style-name="P128" text:outline-level="6">Alchymie</text:h>
      <text:p text:style-name="P81">Cena: 4 profibody za každý bod hodnocení</text:p>
      <text:p text:style-name="P81">Sdruženou dovednost Alchymie se může naučit každý, ale jen alchymista může s její pomocí vyrábět magické předměty či substance. Pro ostatní povolání tato dovednost znamená pouze znalost alchymistických surovin a výrobků.</text:p>
      <text:p text:style-name="P81"/>
      <text:h text:style-name="P128" text:outline-level="6">Čarování</text:h>
      <text:p text:style-name="P81">Cena: 4 profibody za každý bod hodnocení</text:p>
      <text:p text:style-name="P81"><text:soft-page-break/>Sdružená dovednost čarování představuje znalost postupů sesílání kouzelnických zaklínadel. Naučit se ji může každý, ale pouze kouzelník dokáže s její pomocí kouzlit. Pro ostatní povolání tato dovednost představuje jen znalost zaklínadel a schopnost poznat, jaké kouzlo kouzelník sesílá.<text:line-break/><text:tab/>Dovednost Čarování se také používá při sesílání kouzel pomocí magických předmětů a svitků. Seslat kouzlo pomocí předmětu je sice s obtížemi možné i bez znalosti Čarování, ale čím vyšší má postava hodnocení této dovednosti, tím bude takto seslané kouzlo účinnější a tím větší bude šance, že se jí to podaří. Z tohoto důvodu se Čarování často učí alchymisté, ti totiž dokáží takové magické předměty vyrábět.</text:p>
      <text:p text:style-name="P81"/>
      <text:h text:style-name="P128" text:outline-level="6">Učenost</text:h>
      <text:p text:style-name="P81">Cena: 4 profibody za každý bod hodnocení</text:p>
      <text:p text:style-name="P81"><text:span text:style-name="T15">Specializace:</text:span><text:span text:style-name="T14"> </text:span><text:span text:style-name="T11">Anatomie, Architektura, </text:span><text:span text:style-name="T13">Astrologie, </text:span><text:span text:style-name="T11">Čtení a psaní,</text:span><text:span text:style-name="T12"> </text:span><text:span text:style-name="T11">Filosofie a teorie magie, Geografie, Heraldika, </text:span><text:span text:style-name="T13">Historie, Matematika, Navigace, </text:span><text:span text:style-name="T11">Teologie, Právo, Logické hry</text:span><text:span text:style-name="T14"> (například šachy)</text:span><text:span text:style-name="T5">,</text:span><text:span text:style-name="T14"> </text:span><text:span text:style-name="T11">Znalost cizího jazyka</text:span></text:p>
      <text:p text:style-name="P81">Postava s nulovým hodnocením Učenosti neumí číst ani psát. Postava v rámci hodnocení Učenosti může umět až tolik cizích jazyků, kolik činí toto hodnocení. Rodný jazyk umí každá postava zdarma a do tohoto počtu se tedy nepočítá.</text:p>
      <text:p text:style-name="P81"/>
      <text:h text:style-name="P128" text:outline-level="6">Jednání</text:h>
      <text:p text:style-name="P81">Cena: 4 profibody za každý bod hodnocení</text:p>
      <text:p text:style-name="P81"><text:span text:style-name="T77">Specializace: </text:span><text:span text:style-name="T74">Etiketa a zjišťování informací, P</text:span><text:span text:style-name="T72">řetvářka a lhaní</text:span><text:span text:style-name="T77">,</text:span><text:span text:style-name="T74"> Vyjednávání</text:span><text:span text:style-name="T19">, </text:span><text:span text:style-name="T74">Uplácení, Zastrašování a vydírání, Vyslýchání, <text:s/>Rétorika, Znalost mysli, Vyučování, Vůle</text:span></text:p>
      <text:p text:style-name="P79"><text:soft-page-break/></text:p>
      <text:h text:style-name="P129" text:outline-level="6">Zlodějské praktiky</text:h>
      <text:p text:style-name="P18">Cena: 4 profibody za každý bod hodnocení</text:p>
      <text:p text:style-name="P81"><text:span text:style-name="T16">Specializace:</text:span><text:span text:style-name="T64"> </text:span><text:span text:style-name="T20">Líčení a zneškodňování pastí, Otevírání zámků, Šifry, </text:span><text:span text:style-name="T135">Odezírání ze rtů, Padělatelství,</text:span><text:span text:style-name="T21"> </text:span><text:span text:style-name="T20">Nenápadnost, Ostražitost, Plížení, Vnímání, Hledání, Schovávání předmětů, Zlodějská gesta, Falešná hra, </text:span><text:span text:style-name="T21">Uzlování</text:span><text:span text:style-name="T20"> a únik z pout, Vybírání kapes, Odhad ceny, Znalost podsvětí, Znalost postupů městské stráže</text:span></text:p>
      <text:p text:style-name="P81"><text:span text:style-name="T64">Zlodějské praktiky zahrnují širokou škálu schopností a znalostí užitečných zejména v městském prostředí, ale také třeba při průzkumu opuštěného podzemí či při pronikání do střeženého paláce</text:span><text:span text:style-name="T136">.</text:span></text:p>
      <text:p text:style-name="P89"/>
      <text:h text:style-name="P127" text:outline-level="5">Samostatné dovednosti</text:h>
      <text:p text:style-name="P89">Samostatné dovednosti jsou rozdělené do několika skupin čistě pro přehlednost, postava se může naučit libovolnou z nich. Všechny stojí 1 profibod za každý bod hodnocení.</text:p>
      <text:p text:style-name="P89"/>
      <text:h text:style-name="P128" text:outline-level="6">Samostatné umělecké dovednosti</text:h>
      <text:p text:style-name="P80">Hra na hudební nástroj, Malba, Herectví, Přednes, Imitace hlasu, Skládání hudby, Sochařství, Tanec, Zpěv</text:p>
      <text:p text:style-name="P19"/>
      <text:h text:style-name="P128" text:outline-level="6">Samostatné fyzické dovednosti</text:h>
      <text:p text:style-name="P81"><text:span text:style-name="T77">Akrobacie, Žonglování, Plavání, Horolezectví, Znalost exotické divočiny, Znalost podzemí, Jezdectví, </text:span><text:span text:style-name="T62">Vozatajství</text:span><text:span text:style-name="T77">, </text:span><text:span text:style-name="T62">Ovládání malých lodí</text:span></text:p>
      <text:p text:style-name="P81"/>
      <text:h text:style-name="P128" text:outline-level="6"><text:soft-page-break/>Samostatné sociální dovednosti</text:h>
      <text:p text:style-name="P80">Společenská či hazardní hra, Mučení, Herectví, Obchod, Velení, Znalost města, Znalost tajných gest</text:p>
      <text:p text:style-name="P20"/>
      <text:h text:style-name="P128" text:outline-level="6">Samostatné akademické dovednosti</text:h>
      <text:p text:style-name="P80">Exotický jazyk, Starobylé písmo, Znalost magických tvorů</text:p>
      <text:p text:style-name="P89"/>
      <text:h text:style-name="P128" text:outline-level="6">Řemesla</text:h>
      <text:p text:style-name="P22"><text:span text:style-name="T77">Dřevařství, Hornictví, </text:span><text:span text:style-name="T62">Hrnčířství, </text:span><text:span text:style-name="T77">Iluminace, </text:span><text:span text:style-name="T62">Kamenictví, </text:span><text:span text:style-name="T77">Kaligrafie, Kartografie, Klenotnictví, </text:span><text:span text:style-name="T63">Konstrukce obléhacích zbraní,</text:span><text:span text:style-name="T77"> Kožedělnictví, </text:span><text:span text:style-name="T62">Kovářství, Krejčířství, </text:span><text:span text:style-name="T77">Lazebnictví, </text:span><text:span text:style-name="T62">Loďařství, Námořnictví, </text:span><text:span text:style-name="T77"><text:s/>Řeznictví, Stavitelství, Tesařina, Vaření, Výroba pastí, Zámečnictví, Zbrojířství, </text:span><text:span text:style-name="T62">Zednictví, </text:span><text:span text:style-name="T63">Zlatnictví</text:span></text:p>
      <text:h text:style-name="Heading_20_1" text:outline-level="1">Zranění a léčba</text:h>
      <text:p text:style-name="P62">Přes noc se vyléčí (Síla) život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Tahoma1" svg:font-family="Tahoma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17T14:55:57.330000000</dc:date>
    <meta:print-date>2113-01-01T00:00:00</meta:print-date>
    <meta:editing-cycles>13236</meta:editing-cycles>
    <meta:editing-duration>P41DT2H34M25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27" meta:paragraph-count="305" meta:word-count="2932" meta:character-count="19233" meta:non-whitespace-character-count="16630"/>
  </office:meta>
</office:document-meta>
</file>